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20.698cm" svg:height="13.393cm" svg:x="20.038cm" svg:y="2.801cm">
            <draw:object draw:notify-on-update-of-ranges="Лист1.F1:Лист1.F138 Лист1.G1:Лист1.G1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 office:value-type="string">
            <text:p>квартир</text:p>
          </table:table-cell>
          <table:table-cell office:value-type="float" office:value="3">
            <text:p>3</text:p>
          </table:table-cell>
          <table:table-cell office:value-type="float" office:value="4.51453759293">
            <text:p>4,5145375929</text:p>
          </table:table-cell>
          <table:table-cell office:value-type="float" office:value="0.045212601761">
            <text:p>0,0452126018</text:p>
          </table:table-cell>
          <table:table-cell/>
          <table:table-cell table:formula="of:=[.C1]/[.I$1]" office:value-type="float" office:value="1">
            <text:p>1</text:p>
          </table:table-cell>
          <table:table-cell table:formula="of:=[.D1]/[.J$1]" office:value-type="float" office:value="0.706044599045539">
            <text:p>0,706044599</text:p>
          </table:table-cell>
          <table:table-cell/>
          <table:table-cell table:formula="of:=MAX([.C1:.C138])" office:value-type="float" office:value="4.51453759293">
            <text:p>4,5145375929</text:p>
          </table:table-cell>
          <table:table-cell table:formula="of:=MAX([.D1:.D138])" office:value-type="float" office:value="0.0640364671327">
            <text:p>0,0640364671</text:p>
          </table:table-cell>
          <table:table-cell table:number-columns-repeated="9"/>
          <table:table-cell office:value-type="string">
            <text:p>квартир</text:p>
          </table:table-cell>
          <table:table-cell office:value-type="string">
            <text:p>сша</text:p>
          </table:table-cell>
        </table:table-row>
        <table:table-row table:style-name="ro1">
          <table:table-cell office:value-type="string">
            <text:p>штаб</text:p>
          </table:table-cell>
          <table:table-cell office:value-type="float" office:value="3">
            <text:p>3</text:p>
          </table:table-cell>
          <table:table-cell office:value-type="float" office:value="4.12637475691">
            <text:p>4,1263747569</text:p>
          </table:table-cell>
          <table:table-cell office:value-type="float" office:value="0.0463665408067">
            <text:p>0,0463665408</text:p>
          </table:table-cell>
          <table:table-cell/>
          <table:table-cell table:formula="of:=[.C2]/[.I$1]" office:value-type="float" office:value="0.914019359008576">
            <text:p>0,914019359</text:p>
          </table:table-cell>
          <table:table-cell table:formula="of:=[.D2]/[.J$1]" office:value-type="float" office:value="0.724064628840573">
            <text:p>0,7240646288</text:p>
          </table:table-cell>
          <table:table-cell table:number-columns-repeated="12"/>
          <table:table-cell office:value-type="string">
            <text:p>штаб</text:p>
          </table:table-cell>
          <table:table-cell office:value-type="string">
            <text:p>слежк</text:p>
          </table:table-cell>
        </table:table-row>
        <table:table-row table:style-name="ro1">
          <table:table-cell office:value-type="string">
            <text:p>мвф</text:p>
          </table:table-cell>
          <table:table-cell office:value-type="float" office:value="2">
            <text:p>2</text:p>
          </table:table-cell>
          <table:table-cell office:value-type="float" office:value="2.75200172668">
            <text:p>2,7520017267</text:p>
          </table:table-cell>
          <table:table-cell office:value-type="float" office:value="0.0356994725339">
            <text:p>0,0356994725</text:p>
          </table:table-cell>
          <table:table-cell/>
          <table:table-cell table:formula="of:=[.C3]/[.I$1]" office:value-type="float" office:value="0.609586623221341">
            <text:p>0,6095866232</text:p>
          </table:table-cell>
          <table:table-cell table:formula="of:=[.D3]/[.J$1]" office:value-type="float" office:value="0.557486603061995">
            <text:p>0,5574866031</text:p>
          </table:table-cell>
          <table:table-cell table:number-columns-repeated="12"/>
          <table:table-cell office:value-type="string">
            <text:p>мвф</text:p>
          </table:table-cell>
          <table:table-cell office:value-type="string">
            <text:p>переговор</text:p>
          </table:table-cell>
        </table:table-row>
        <table:table-row table:style-name="ro1">
          <table:table-cell office:value-type="string">
            <text:p>вб</text:p>
          </table:table-cell>
          <table:table-cell office:value-type="float" office:value="2">
            <text:p>2</text:p>
          </table:table-cell>
          <table:table-cell office:value-type="float" office:value="2.36637717281">
            <text:p>2,3663771728</text:p>
          </table:table-cell>
          <table:table-cell office:value-type="float" office:value="0.0388238107833">
            <text:p>0,0388238108</text:p>
          </table:table-cell>
          <table:table-cell/>
          <table:table-cell table:formula="of:=[.C4]/[.I$1]" office:value-type="float" office:value="0.524168228550333">
            <text:p>0,5241682286</text:p>
          </table:table-cell>
          <table:table-cell table:formula="of:=[.D4]/[.J$1]" office:value-type="float" office:value="0.606276587726913">
            <text:p>0,6062765877</text:p>
          </table:table-cell>
          <table:table-cell table:number-columns-repeated="12"/>
          <table:table-cell office:value-type="string">
            <text:p>вб</text:p>
          </table:table-cell>
          <table:table-cell office:value-type="string">
            <text:p>агентств</text:p>
          </table:table-cell>
        </table:table-row>
        <table:table-row table:style-name="ro1">
          <table:table-cell office:value-type="string">
            <text:p>прослушк</text:p>
          </table:table-cell>
          <table:table-cell office:value-type="float" office:value="2">
            <text:p>2</text:p>
          </table:table-cell>
          <table:table-cell office:value-type="float" office:value="1.97096327143">
            <text:p>1,9709632714</text:p>
          </table:table-cell>
          <table:table-cell office:value-type="float" office:value="0.051895922995">
            <text:p>0,051895923</text:p>
          </table:table-cell>
          <table:table-cell/>
          <table:table-cell table:formula="of:=[.C5]/[.I$1]" office:value-type="float" office:value="0.436581428520305">
            <text:p>0,4365814285</text:p>
          </table:table-cell>
          <table:table-cell table:formula="of:=[.D5]/[.J$1]" office:value-type="float" office:value="0.810412024877299">
            <text:p>0,8104120249</text:p>
          </table:table-cell>
          <table:table-cell table:number-columns-repeated="12"/>
          <table:table-cell office:value-type="string">
            <text:p>прослушк</text:p>
          </table:table-cell>
          <table:table-cell office:value-type="string">
            <text:p>комментирова</text:p>
          </table:table-cell>
        </table:table-row>
        <table:table-row table:style-name="ro1">
          <table:table-cell office:value-type="string">
            <text:p>слежк</text:p>
          </table:table-cell>
          <table:table-cell office:value-type="float" office:value="3">
            <text:p>3</text:p>
          </table:table-cell>
          <table:table-cell office:value-type="float" office:value="1.71166970139">
            <text:p>1,7116697014</text:p>
          </table:table-cell>
          <table:table-cell office:value-type="float" office:value="0.0548165140537">
            <text:p>0,0548165141</text:p>
          </table:table-cell>
          <table:table-cell/>
          <table:table-cell table:formula="of:=[.C6]/[.I$1]" office:value-type="float" office:value="0.379146184112092">
            <text:p>0,3791461841</text:p>
          </table:table-cell>
          <table:table-cell table:formula="of:=[.D6]/[.J$1]" office:value-type="float" office:value="0.856020272637872">
            <text:p>0,8560202726</text:p>
          </table:table-cell>
          <table:table-cell table:number-columns-repeated="12"/>
          <table:table-cell office:value-type="string">
            <text:p>слежк</text:p>
          </table:table-cell>
          <table:table-cell office:value-type="string">
            <text:p>прослушк</text:p>
          </table:table-cell>
        </table:table-row>
        <table:table-row table:style-name="ro1">
          <table:table-cell office:value-type="string">
            <text:p>международн</text:p>
          </table:table-cell>
          <table:table-cell office:value-type="float" office:value="2">
            <text:p>2</text:p>
          </table:table-cell>
          <table:table-cell office:value-type="float" office:value="1.52610737648">
            <text:p>1,5261073765</text:p>
          </table:table-cell>
          <table:table-cell office:value-type="float" office:value="0.0398005327914">
            <text:p>0,0398005328</text:p>
          </table:table-cell>
          <table:table-cell/>
          <table:table-cell table:formula="of:=[.C7]/[.I$1]" office:value-type="float" office:value="0.33804289920411">
            <text:p>0,3380428992</text:p>
          </table:table-cell>
          <table:table-cell table:formula="of:=[.D7]/[.J$1]" office:value-type="float" office:value="0.621529178193467">
            <text:p>0,6215291782</text:p>
          </table:table-cell>
          <table:table-cell table:number-columns-repeated="12"/>
          <table:table-cell office:value-type="string">
            <text:p>международн</text:p>
          </table:table-cell>
          <table:table-cell office:value-type="string">
            <text:p>штаб</text:p>
          </table:table-cell>
        </table:table-row>
        <table:table-row table:style-name="ro1">
          <table:table-cell office:value-type="string">
            <text:p>переговор</text:p>
          </table:table-cell>
          <table:table-cell office:value-type="float" office:value="3">
            <text:p>3</text:p>
          </table:table-cell>
          <table:table-cell office:value-type="float" office:value="1.38359753871">
            <text:p>1,3835975387</text:p>
          </table:table-cell>
          <table:table-cell office:value-type="float" office:value="0.0538791823184">
            <text:p>0,0538791823</text:p>
          </table:table-cell>
          <table:table-cell/>
          <table:table-cell table:formula="of:=[.C8]/[.I$1]" office:value-type="float" office:value="0.306476025557254">
            <text:p>0,3064760256</text:p>
          </table:table-cell>
          <table:table-cell table:formula="of:=[.D8]/[.J$1]" office:value-type="float" office:value="0.841382804687656">
            <text:p>0,8413828047</text:p>
          </table:table-cell>
          <table:table-cell table:number-columns-repeated="12"/>
          <table:table-cell office:value-type="string">
            <text:p>переговор</text:p>
          </table:table-cell>
          <table:table-cell office:value-type="string">
            <text:p>анб</text:p>
          </table:table-cell>
        </table:table-row>
        <table:table-row table:style-name="ro1">
          <table:table-cell office:value-type="string">
            <text:p>вашингтон</text:p>
          </table:table-cell>
          <table:table-cell office:value-type="float" office:value="1">
            <text:p>1</text:p>
          </table:table-cell>
          <table:table-cell office:value-type="float" office:value="1.37349312421">
            <text:p>1,3734931242</text:p>
          </table:table-cell>
          <table:table-cell office:value-type="float" office:value="0.0254735478936">
            <text:p>0,0254735479</text:p>
          </table:table-cell>
          <table:table-cell/>
          <table:table-cell table:formula="of:=[.C9]/[.I$1]" office:value-type="float" office:value="0.30423783077163">
            <text:p>0,3042378308</text:p>
          </table:table-cell>
          <table:table-cell table:formula="of:=[.D9]/[.J$1]" office:value-type="float" office:value="0.397797521228213">
            <text:p>0,3977975212</text:p>
          </table:table-cell>
          <table:table-cell table:number-columns-repeated="12"/>
          <table:table-cell office:value-type="string">
            <text:p>вашингтон</text:p>
          </table:table-cell>
          <table:table-cell office:value-type="string">
            <text:p>квартир</text:p>
          </table:table-cell>
        </table:table-row>
        <table:table-row table:style-name="ro1">
          <table:table-cell office:value-type="string">
            <text:p>оон</text:p>
          </table:table-cell>
          <table:table-cell office:value-type="float" office:value="1">
            <text:p>1</text:p>
          </table:table-cell>
          <table:table-cell office:value-type="float" office:value="1.30008448698">
            <text:p>1,300084487</text:p>
          </table:table-cell>
          <table:table-cell office:value-type="float" office:value="0.0245675083666">
            <text:p>0,0245675084</text:p>
          </table:table-cell>
          <table:table-cell/>
          <table:table-cell table:formula="of:=[.C10]/[.I$1]" office:value-type="float" office:value="0.287977331059553">
            <text:p>0,2879773311</text:p>
          </table:table-cell>
          <table:table-cell table:formula="of:=[.D10]/[.J$1]" office:value-type="float" office:value="0.383648715593411">
            <text:p>0,3836487156</text:p>
          </table:table-cell>
          <table:table-cell table:number-columns-repeated="12"/>
          <table:table-cell office:value-type="string">
            <text:p>оон</text:p>
          </table:table-cell>
          <table:table-cell office:value-type="string">
            <text:p>международн</text:p>
          </table:table-cell>
        </table:table-row>
        <table:table-row table:style-name="ro1">
          <table:table-cell office:value-type="string">
            <text:p>комментирова</text:p>
          </table:table-cell>
          <table:table-cell office:value-type="float" office:value="2">
            <text:p>2</text:p>
          </table:table-cell>
          <table:table-cell office:value-type="float" office:value="1.27223564255">
            <text:p>1,2722356426</text:p>
          </table:table-cell>
          <table:table-cell office:value-type="float" office:value="0.053214258559">
            <text:p>0,0532142586</text:p>
          </table:table-cell>
          <table:table-cell/>
          <table:table-cell table:formula="of:=[.C11]/[.I$1]" office:value-type="float" office:value="0.281808627431165">
            <text:p>0,2818086274</text:p>
          </table:table-cell>
          <table:table-cell table:formula="of:=[.D11]/[.J$1]" office:value-type="float" office:value="0.830999287464226">
            <text:p>0,8309992875</text:p>
          </table:table-cell>
          <table:table-cell table:number-columns-repeated="12"/>
          <table:table-cell office:value-type="string">
            <text:p>комментирова</text:p>
          </table:table-cell>
          <table:table-cell office:value-type="string">
            <text:p>вб</text:p>
          </table:table-cell>
        </table:table-row>
        <table:table-row table:style-name="ro1">
          <table:table-cell office:value-type="string">
            <text:p>дом</text:p>
          </table:table-cell>
          <table:table-cell office:value-type="float" office:value="2">
            <text:p>2</text:p>
          </table:table-cell>
          <table:table-cell office:value-type="float" office:value="1.02261013587">
            <text:p>1,0226101359</text:p>
          </table:table-cell>
          <table:table-cell office:value-type="float" office:value="0.0248292890965">
            <text:p>0,0248292891</text:p>
          </table:table-cell>
          <table:table-cell/>
          <table:table-cell table:formula="of:=[.C12]/[.I$1]" office:value-type="float" office:value="0.226514923138853">
            <text:p>0,2265149231</text:p>
          </table:table-cell>
          <table:table-cell table:formula="of:=[.D12]/[.J$1]" office:value-type="float" office:value="0.387736710163091">
            <text:p>0,3877367102</text:p>
          </table:table-cell>
          <table:table-cell table:number-columns-repeated="12"/>
          <table:table-cell office:value-type="string">
            <text:p>дом</text:p>
          </table:table-cell>
          <table:table-cell office:value-type="string">
            <text:p>reuters</text:p>
          </table:table-cell>
        </table:table-row>
        <table:table-row table:style-name="ro1">
          <table:table-cell office:value-type="string">
            <text:p>здан</text:p>
          </table:table-cell>
          <table:table-cell office:value-type="float" office:value="1">
            <text:p>1</text:p>
          </table:table-cell>
          <table:table-cell office:value-type="float" office:value="1.02223781217">
            <text:p>1,0222378122</text:p>
          </table:table-cell>
          <table:table-cell office:value-type="float" office:value="0.0212431484241">
            <text:p>0,0212431484</text:p>
          </table:table-cell>
          <table:table-cell/>
          <table:table-cell table:formula="of:=[.C13]/[.I$1]" office:value-type="float" office:value="0.226432450971474">
            <text:p>0,226432451</text:p>
          </table:table-cell>
          <table:table-cell table:formula="of:=[.D13]/[.J$1]" office:value-type="float" office:value="0.331735171774526">
            <text:p>0,3317351718</text:p>
          </table:table-cell>
          <table:table-cell table:number-columns-repeated="12"/>
          <table:table-cell office:value-type="string">
            <text:p>здан</text:p>
          </table:table-cell>
          <table:table-cell office:value-type="string">
            <text:p>организац</text:p>
          </table:table-cell>
        </table:table-row>
        <table:table-row table:style-name="ro1">
          <table:table-cell office:value-type="string">
            <text:p>приостановл</text:p>
          </table:table-cell>
          <table:table-cell office:value-type="float" office:value="1">
            <text:p>1</text:p>
          </table:table-cell>
          <table:table-cell office:value-type="float" office:value="1.01316723242">
            <text:p>1,0131672324</text:p>
          </table:table-cell>
          <table:table-cell office:value-type="float" office:value="0.0282718851773">
            <text:p>0,0282718852</text:p>
          </table:table-cell>
          <table:table-cell/>
          <table:table-cell table:formula="of:=[.C14]/[.I$1]" office:value-type="float" office:value="0.224423257435418">
            <text:p>0,2244232574</text:p>
          </table:table-cell>
          <table:table-cell table:formula="of:=[.D14]/[.J$1]" office:value-type="float" office:value="0.441496641573205">
            <text:p>0,4414966416</text:p>
          </table:table-cell>
          <table:table-cell table:number-columns-repeated="12"/>
          <table:table-cell office:value-type="string">
            <text:p>приостановл</text:p>
          </table:table-cell>
          <table:table-cell office:value-type="string">
            <text:p>мвф</text:p>
          </table:table-cell>
        </table:table-row>
        <table:table-row table:style-name="ro1">
          <table:table-cell office:value-type="string">
            <text:p>расположен</text:p>
          </table:table-cell>
          <table:table-cell office:value-type="float" office:value="1">
            <text:p>1</text:p>
          </table:table-cell>
          <table:table-cell office:value-type="float" office:value="1.00119764454">
            <text:p>1,0011976445</text:p>
          </table:table-cell>
          <table:table-cell office:value-type="float" office:value="0.0263780515783">
            <text:p>0,0263780516</text:p>
          </table:table-cell>
          <table:table-cell/>
          <table:table-cell table:formula="of:=[.C15]/[.I$1]" office:value-type="float" office:value="0.221771914383419">
            <text:p>0,2217719144</text:p>
          </table:table-cell>
          <table:table-cell table:formula="of:=[.D15]/[.J$1]" office:value-type="float" office:value="0.411922342993062">
            <text:p>0,411922343</text:p>
          </table:table-cell>
          <table:table-cell table:number-columns-repeated="12"/>
          <table:table-cell office:value-type="string">
            <text:p>расположен</text:p>
          </table:table-cell>
          <table:table-cell office:value-type="string">
            <text:p>прослушива</text:p>
          </table:table-cell>
        </table:table-row>
        <table:table-row table:style-name="ro1">
          <table:table-cell office:value-type="string">
            <text:p>бел</text:p>
          </table:table-cell>
          <table:table-cell office:value-type="float" office:value="2">
            <text:p>2</text:p>
          </table:table-cell>
          <table:table-cell office:value-type="float" office:value="0.936159919763">
            <text:p>0,9361599198</text:p>
          </table:table-cell>
          <table:table-cell office:value-type="float" office:value="0.0269036788989">
            <text:p>0,0269036789</text:p>
          </table:table-cell>
          <table:table-cell/>
          <table:table-cell table:formula="of:=[.C16]/[.I$1]" office:value-type="float" office:value="0.207365627263593">
            <text:p>0,2073656273</text:p>
          </table:table-cell>
          <table:table-cell table:formula="of:=[.D16]/[.J$1]" office:value-type="float" office:value="0.420130592825314">
            <text:p>0,4201305928</text:p>
          </table:table-cell>
          <table:table-cell table:number-columns-repeated="13"/>
          <table:table-cell office:value-type="string">
            <text:p>примерн</text:p>
          </table:table-cell>
        </table:table-row>
        <table:table-row table:style-name="ro2">
          <table:table-cell office:value-type="string">
            <text:p>нью</text:p>
          </table:table-cell>
          <table:table-cell office:value-type="float" office:value="1">
            <text:p>1</text:p>
          </table:table-cell>
          <table:table-cell office:value-type="float" office:value="0.800086508882">
            <text:p>0,8000865089</text:p>
          </table:table-cell>
          <table:table-cell office:value-type="float" office:value="0.024596819859">
            <text:p>0,0245968199</text:p>
          </table:table-cell>
          <table:table-cell/>
          <table:table-cell table:formula="of:=[.C17]/[.I$1]" office:value-type="float" office:value="0.177224464834444">
            <text:p>0,1772244648</text:p>
          </table:table-cell>
          <table:table-cell table:formula="of:=[.D17]/[.J$1]" office:value-type="float" office:value="0.384106446847373">
            <text:p>0,3841064468</text:p>
          </table:table-cell>
          <table:table-cell table:number-columns-repeated="14"/>
        </table:table-row>
        <table:table-row table:style-name="ro1">
          <table:table-cell office:value-type="string">
            <text:p>примерн</text:p>
          </table:table-cell>
          <table:table-cell office:value-type="float" office:value="1">
            <text:p>1</text:p>
          </table:table-cell>
          <table:table-cell office:value-type="float" office:value="0.7877425164">
            <text:p>0,7877425164</text:p>
          </table:table-cell>
          <table:table-cell office:value-type="float" office:value="0.0285397852158">
            <text:p>0,0285397852</text:p>
          </table:table-cell>
          <table:table-cell/>
          <table:table-cell table:formula="of:=[.C18]/[.I$1]" office:value-type="float" office:value="0.174490188681482">
            <text:p>0,1744901887</text:p>
          </table:table-cell>
          <table:table-cell table:formula="of:=[.D18]/[.J$1]" office:value-type="float" office:value="0.445680195889918">
            <text:p>0,4456801959</text:p>
          </table:table-cell>
          <table:table-cell table:number-columns-repeated="14"/>
        </table:table-row>
        <table:table-row table:style-name="ro1">
          <table:table-cell office:value-type="string">
            <text:p>сша</text:p>
          </table:table-cell>
          <table:table-cell office:value-type="float" office:value="4">
            <text:p>4</text:p>
          </table:table-cell>
          <table:table-cell office:value-type="float" office:value="0.786458130691">
            <text:p>0,7864581307</text:p>
          </table:table-cell>
          <table:table-cell office:value-type="float" office:value="0.0640364671327">
            <text:p>0,0640364671</text:p>
          </table:table-cell>
          <table:table-cell/>
          <table:table-cell table:formula="of:=[.C19]/[.I$1]" office:value-type="float" office:value="0.1742056887338">
            <text:p>0,1742056887</text:p>
          </table:table-cell>
          <table:table-cell table:formula="of:=[.D19]/[.J$1]" office:value-type="float" office:value="1">
            <text:p>1</text:p>
          </table:table-cell>
          <table:table-cell table:number-columns-repeated="14"/>
        </table:table-row>
        <table:table-row table:style-name="ro2">
          <table:table-cell office:value-type="string">
            <text:p>врем</text:p>
          </table:table-cell>
          <table:table-cell office:value-type="float" office:value="1">
            <text:p>1</text:p>
          </table:table-cell>
          <table:table-cell office:value-type="float" office:value="0.755431171258">
            <text:p>0,7554311713</text:p>
          </table:table-cell>
          <table:table-cell office:value-type="float" office:value="0.0280615260284">
            <text:p>0,028061526</text:p>
          </table:table-cell>
          <table:table-cell/>
          <table:table-cell table:formula="of:=[.C20]/[.I$1]" office:value-type="float" office:value="0.16733301156713">
            <text:p>0,1673330116</text:p>
          </table:table-cell>
          <table:table-cell table:formula="of:=[.D20]/[.J$1]" office:value-type="float" office:value="0.438211651655444">
            <text:p>0,4382116517</text:p>
          </table:table-cell>
          <table:table-cell table:number-columns-repeated="14"/>
        </table:table-row>
        <table:table-row table:style-name="ro2">
          <table:table-cell office:value-type="string">
            <text:p>агентств</text:p>
          </table:table-cell>
          <table:table-cell office:value-type="float" office:value="3">
            <text:p>3</text:p>
          </table:table-cell>
          <table:table-cell office:value-type="float" office:value="0.742284057252">
            <text:p>0,7422840573</text:p>
          </table:table-cell>
          <table:table-cell office:value-type="float" office:value="0.053352157359">
            <text:p>0,0533521574</text:p>
          </table:table-cell>
          <table:table-cell/>
          <table:table-cell table:formula="of:=[.C21]/[.I$1]" office:value-type="float" office:value="0.164420838673368">
            <text:p>0,1644208387</text:p>
          </table:table-cell>
          <table:table-cell table:formula="of:=[.D21]/[.J$1]" office:value-type="float" office:value="0.833152729185397">
            <text:p>0,8331527292</text:p>
          </table:table-cell>
          <table:table-cell table:number-columns-repeated="14"/>
        </table:table-row>
        <table:table-row table:style-name="ro1">
          <table:table-cell office:value-type="string">
            <text:p>организац</text:p>
          </table:table-cell>
          <table:table-cell office:value-type="float" office:value="2">
            <text:p>2</text:p>
          </table:table-cell>
          <table:table-cell office:value-type="float" office:value="0.699986657347">
            <text:p>0,6999866573</text:p>
          </table:table-cell>
          <table:table-cell office:value-type="float" office:value="0.0364555772456">
            <text:p>0,0364555772</text:p>
          </table:table-cell>
          <table:table-cell/>
          <table:table-cell table:formula="of:=[.C22]/[.I$1]" office:value-type="float" office:value="0.155051684239647">
            <text:p>0,1550516842</text:p>
          </table:table-cell>
          <table:table-cell table:formula="of:=[.D22]/[.J$1]" office:value-type="float" office:value="0.56929401133349">
            <text:p>0,5692940113</text:p>
          </table:table-cell>
          <table:table-cell table:number-columns-repeated="14"/>
        </table:table-row>
        <table:table-row table:style-name="ro1">
          <table:table-cell office:value-type="string">
            <text:p>reuters</text:p>
          </table:table-cell>
          <table:table-cell office:value-type="float" office:value="2">
            <text:p>2</text:p>
          </table:table-cell>
          <table:table-cell office:value-type="float" office:value="0.699081178178">
            <text:p>0,6990811782</text:p>
          </table:table-cell>
          <table:table-cell office:value-type="float" office:value="0.0369300597159">
            <text:p>0,0369300597</text:p>
          </table:table-cell>
          <table:table-cell/>
          <table:table-cell table:formula="of:=[.C23]/[.I$1]" office:value-type="float" office:value="0.154851114602035">
            <text:p>0,1548511146</text:p>
          </table:table-cell>
          <table:table-cell table:formula="of:=[.D23]/[.J$1]" office:value-type="float" office:value="0.576703577968651">
            <text:p>0,576703578</text:p>
          </table:table-cell>
          <table:table-cell table:number-columns-repeated="14"/>
        </table:table-row>
        <table:table-row table:style-name="ro1">
          <table:table-cell office:value-type="string">
            <text:p>прекрат</text:p>
          </table:table-cell>
          <table:table-cell office:value-type="float" office:value="1">
            <text:p>1</text:p>
          </table:table-cell>
          <table:table-cell office:value-type="float" office:value="0.582356651698">
            <text:p>0,5823566517</text:p>
          </table:table-cell>
          <table:table-cell office:value-type="float" office:value="0.0256570169027">
            <text:p>0,0256570169</text:p>
          </table:table-cell>
          <table:table-cell/>
          <table:table-cell table:formula="of:=[.C24]/[.I$1]" office:value-type="float" office:value="0.128995858315589">
            <text:p>0,1289958583</text:p>
          </table:table-cell>
          <table:table-cell table:formula="of:=[.D24]/[.J$1]" office:value-type="float" office:value="0.400662591981098">
            <text:p>0,400662592</text:p>
          </table:table-cell>
          <table:table-cell table:number-columns-repeated="14"/>
        </table:table-row>
        <table:table-row table:style-name="ro1">
          <table:table-cell office:value-type="string">
            <text:p>анб</text:p>
          </table:table-cell>
          <table:table-cell office:value-type="float" office:value="3">
            <text:p>3</text:p>
          </table:table-cell>
          <table:table-cell office:value-type="float" office:value="0.502239426323">
            <text:p>0,5022394263</text:p>
          </table:table-cell>
          <table:table-cell office:value-type="float" office:value="0.0457186735045">
            <text:p>0,0457186735</text:p>
          </table:table-cell>
          <table:table-cell/>
          <table:table-cell table:formula="of:=[.C25]/[.I$1]" office:value-type="float" office:value="0.111249361863668">
            <text:p>0,1112493619</text:p>
          </table:table-cell>
          <table:table-cell table:formula="of:=[.D25]/[.J$1]" office:value-type="float" office:value="0.713947466991881">
            <text:p>0,713947467</text:p>
          </table:table-cell>
          <table:table-cell table:number-columns-repeated="14"/>
        </table:table-row>
        <table:table-row table:style-name="ro1">
          <table:table-cell office:value-type="string">
            <text:p>валютн</text:p>
          </table:table-cell>
          <table:table-cell office:value-type="float" office:value="1">
            <text:p>1</text:p>
          </table:table-cell>
          <table:table-cell office:value-type="float" office:value="0.482383484327">
            <text:p>0,4823834843</text:p>
          </table:table-cell>
          <table:table-cell office:value-type="float" office:value="0.0204503885394">
            <text:p>0,0204503885</text:p>
          </table:table-cell>
          <table:table-cell/>
          <table:table-cell table:formula="of:=[.C26]/[.I$1]" office:value-type="float" office:value="0.106851139102804">
            <text:p>0,1068511391</text:p>
          </table:table-cell>
          <table:table-cell table:formula="of:=[.D26]/[.J$1]" office:value-type="float" office:value="0.319355352584045">
            <text:p>0,3193553526</text:p>
          </table:table-cell>
          <table:table-cell table:number-columns-repeated="14"/>
        </table:table-row>
        <table:table-row table:style-name="ro1">
          <table:table-cell office:value-type="string">
            <text:p>официальн</text:p>
          </table:table-cell>
          <table:table-cell office:value-type="float" office:value="1">
            <text:p>1</text:p>
          </table:table-cell>
          <table:table-cell office:value-type="float" office:value="0.476822015273">
            <text:p>0,4768220153</text:p>
          </table:table-cell>
          <table:table-cell office:value-type="float" office:value="0.0184782774451">
            <text:p>0,0184782774</text:p>
          </table:table-cell>
          <table:table-cell/>
          <table:table-cell table:formula="of:=[.C27]/[.I$1]" office:value-type="float" office:value="0.105619236844927">
            <text:p>0,1056192368</text:p>
          </table:table-cell>
          <table:table-cell table:formula="of:=[.D27]/[.J$1]" office:value-type="float" office:value="0.288558664656004">
            <text:p>0,2885586647</text:p>
          </table:table-cell>
          <table:table-cell table:number-columns-repeated="14"/>
        </table:table-row>
        <table:table-row table:style-name="ro1">
          <table:table-cell office:value-type="string">
            <text:p>йорк</text:p>
          </table:table-cell>
          <table:table-cell office:value-type="float" office:value="1">
            <text:p>1</text:p>
          </table:table-cell>
          <table:table-cell office:value-type="float" office:value="0.47557658812">
            <text:p>0,4755765881</text:p>
          </table:table-cell>
          <table:table-cell office:value-type="float" office:value="0.0250788887707">
            <text:p>0,0250788888</text:p>
          </table:table-cell>
          <table:table-cell/>
          <table:table-cell table:formula="of:=[.C28]/[.I$1]" office:value-type="float" office:value="0.105343366475623">
            <text:p>0,1053433665</text:p>
          </table:table-cell>
          <table:table-cell table:formula="of:=[.D28]/[.J$1]" office:value-type="float" office:value="0.391634484124961">
            <text:p>0,3916344841</text:p>
          </table:table-cell>
          <table:table-cell table:number-columns-repeated="14"/>
        </table:table-row>
        <table:table-row table:style-name="ro2">
          <table:table-cell office:value-type="string">
            <text:p>сообщен</text:p>
          </table:table-cell>
          <table:table-cell office:value-type="float" office:value="1">
            <text:p>1</text:p>
          </table:table-cell>
          <table:table-cell office:value-type="float" office:value="0.460584973164">
            <text:p>0,4605849732</text:p>
          </table:table-cell>
          <table:table-cell office:value-type="float" office:value="0.0269221862056">
            <text:p>0,0269221862</text:p>
          </table:table-cell>
          <table:table-cell/>
          <table:table-cell table:formula="of:=[.C29]/[.I$1]" office:value-type="float" office:value="0.102022624395752">
            <text:p>0,1020226244</text:p>
          </table:table-cell>
          <table:table-cell table:formula="of:=[.D29]/[.J$1]" office:value-type="float" office:value="0.420419604813775">
            <text:p>0,4204196048</text:p>
          </table:table-cell>
          <table:table-cell table:number-columns-repeated="14"/>
        </table:table-row>
        <table:table-row table:style-name="ro2">
          <table:table-cell office:value-type="string">
            <text:p>прослушек</text:p>
          </table:table-cell>
          <table:table-cell office:value-type="float" office:value="1">
            <text:p>1</text:p>
          </table:table-cell>
          <table:table-cell office:value-type="float" office:value="0.460584973164">
            <text:p>0,4605849732</text:p>
          </table:table-cell>
          <table:table-cell office:value-type="float" office:value="0.0269221862056">
            <text:p>0,0269221862</text:p>
          </table:table-cell>
          <table:table-cell/>
          <table:table-cell table:formula="of:=[.C30]/[.I$1]" office:value-type="float" office:value="0.102022624395752">
            <text:p>0,1020226244</text:p>
          </table:table-cell>
          <table:table-cell table:formula="of:=[.D30]/[.J$1]" office:value-type="float" office:value="0.420419604813775">
            <text:p>0,4204196048</text:p>
          </table:table-cell>
          <table:table-cell table:number-columns-repeated="14"/>
        </table:table-row>
        <table:table-row table:style-name="ro2">
          <table:table-cell office:value-type="string">
            <text:p>отказа</text:p>
          </table:table-cell>
          <table:table-cell office:value-type="float" office:value="1">
            <text:p>1</text:p>
          </table:table-cell>
          <table:table-cell office:value-type="float" office:value="0.443397362878">
            <text:p>0,4433973629</text:p>
          </table:table-cell>
          <table:table-cell office:value-type="float" office:value="0.0239769499638">
            <text:p>0,02397695</text:p>
          </table:table-cell>
          <table:table-cell/>
          <table:table-cell table:formula="of:=[.C31]/[.I$1]" office:value-type="float" office:value="0.0982154547948351">
            <text:p>0,0982154548</text:p>
          </table:table-cell>
          <table:table-cell table:formula="of:=[.D31]/[.J$1]" office:value-type="float" office:value="0.374426495361051">
            <text:p>0,3744264954</text:p>
          </table:table-cell>
          <table:table-cell table:number-columns-repeated="14"/>
        </table:table-row>
        <table:table-row table:style-name="ro1">
          <table:table-cell office:value-type="string">
            <text:p>прослушива</text:p>
          </table:table-cell>
          <table:table-cell office:value-type="float" office:value="2">
            <text:p>2</text:p>
          </table:table-cell>
          <table:table-cell office:value-type="float" office:value="0.428277576626">
            <text:p>0,4282775766</text:p>
          </table:table-cell>
          <table:table-cell office:value-type="float" office:value="0.0313428168796">
            <text:p>0,0313428169</text:p>
          </table:table-cell>
          <table:table-cell/>
          <table:table-cell table:formula="of:=[.C32]/[.I$1]" office:value-type="float" office:value="0.0948663219233582">
            <text:p>0,0948663219</text:p>
          </table:table-cell>
          <table:table-cell table:formula="of:=[.D32]/[.J$1]" office:value-type="float" office:value="0.489452624153198">
            <text:p>0,4894526242</text:p>
          </table:table-cell>
          <table:table-cell table:number-columns-repeated="14"/>
        </table:table-row>
        <table:table-row table:style-name="ro1">
          <table:table-cell office:value-type="string">
            <text:p>пересматрива</text:p>
          </table:table-cell>
          <table:table-cell office:value-type="float" office:value="1">
            <text:p>1</text:p>
          </table:table-cell>
          <table:table-cell office:value-type="float" office:value="0.42801016185">
            <text:p>0,4280101619</text:p>
          </table:table-cell>
          <table:table-cell office:value-type="float" office:value="0.0165984175903">
            <text:p>0,0165984176</text:p>
          </table:table-cell>
          <table:table-cell/>
          <table:table-cell table:formula="of:=[.C33]/[.I$1]" office:value-type="float" office:value="0.094807087778001">
            <text:p>0,0948070878</text:p>
          </table:table-cell>
          <table:table-cell table:formula="of:=[.D33]/[.J$1]" office:value-type="float" office:value="0.259202581490072">
            <text:p>0,2592025815</text:p>
          </table:table-cell>
          <table:table-cell table:number-columns-repeated="14"/>
        </table:table-row>
        <table:table-row table:style-name="ro1">
          <table:table-cell office:value-type="string">
            <text:p>приостановк</text:p>
          </table:table-cell>
          <table:table-cell office:value-type="float" office:value="1">
            <text:p>1</text:p>
          </table:table-cell>
          <table:table-cell office:value-type="float" office:value="0.403560684639">
            <text:p>0,4035606846</text:p>
          </table:table-cell>
          <table:table-cell office:value-type="float" office:value="0.0282720635207">
            <text:p>0,0282720635</text:p>
          </table:table-cell>
          <table:table-cell/>
          <table:table-cell table:formula="of:=[.C34]/[.I$1]" office:value-type="float" office:value="0.0893913665202383">
            <text:p>0,0893913665</text:p>
          </table:table-cell>
          <table:table-cell table:formula="of:=[.D34]/[.J$1]" office:value-type="float" office:value="0.441499426601924">
            <text:p>0,4414994266</text:p>
          </table:table-cell>
          <table:table-cell table:number-columns-repeated="14"/>
        </table:table-row>
        <table:table-row table:style-name="ro2">
          <table:table-cell office:value-type="string">
            <text:p>заяв</text:p>
          </table:table-cell>
          <table:table-cell office:value-type="float" office:value="1">
            <text:p>1</text:p>
          </table:table-cell>
          <table:table-cell office:value-type="float" office:value="0.376591293928">
            <text:p>0,3765912939</text:p>
          </table:table-cell>
          <table:table-cell office:value-type="float" office:value="0.0168197955565">
            <text:p>0,0168197956</text:p>
          </table:table-cell>
          <table:table-cell/>
          <table:table-cell table:formula="of:=[.C35]/[.I$1]" office:value-type="float" office:value="0.0834174677197863">
            <text:p>0,0834174677</text:p>
          </table:table-cell>
          <table:table-cell table:formula="of:=[.D35]/[.J$1]" office:value-type="float" office:value="0.262659642382286">
            <text:p>0,2626596424</text:p>
          </table:table-cell>
          <table:table-cell table:number-columns-repeated="14"/>
        </table:table-row>
        <table:table-row table:style-name="ro1">
          <table:table-cell office:value-type="string">
            <text:p>распоряд</text:p>
          </table:table-cell>
          <table:table-cell office:value-type="float" office:value="1">
            <text:p>1</text:p>
          </table:table-cell>
          <table:table-cell office:value-type="float" office:value="0.376329432767">
            <text:p>0,3763294328</text:p>
          </table:table-cell>
          <table:table-cell office:value-type="float" office:value="0.0245462154655">
            <text:p>0,0245462155</text:p>
          </table:table-cell>
          <table:table-cell/>
          <table:table-cell table:formula="of:=[.C36]/[.I$1]" office:value-type="float" office:value="0.083359463736962">
            <text:p>0,0833594637</text:p>
          </table:table-cell>
          <table:table-cell table:formula="of:=[.D36]/[.J$1]" office:value-type="float" office:value="0.383316203478776">
            <text:p>0,3833162035</text:p>
          </table:table-cell>
          <table:table-cell table:number-columns-repeated="14"/>
        </table:table-row>
        <table:table-row table:style-name="ro2">
          <table:table-cell office:value-type="string">
            <text:p>электрон</text:p>
          </table:table-cell>
          <table:table-cell office:value-type="float" office:value="1">
            <text:p>1</text:p>
          </table:table-cell>
          <table:table-cell office:value-type="float" office:value="0.361590631835">
            <text:p>0,3615906318</text:p>
          </table:table-cell>
          <table:table-cell office:value-type="float" office:value="0.0180696736081">
            <text:p>0,0180696736</text:p>
          </table:table-cell>
          <table:table-cell/>
          <table:table-cell table:formula="of:=[.C37]/[.I$1]" office:value-type="float" office:value="0.0800947216391042">
            <text:p>0,0800947216</text:p>
          </table:table-cell>
          <table:table-cell table:formula="of:=[.D37]/[.J$1]" office:value-type="float" office:value="0.282177865475542">
            <text:p>0,2821778655</text:p>
          </table:table-cell>
          <table:table-cell table:number-columns-repeated="14"/>
        </table:table-row>
        <table:table-row table:style-name="ro2">
          <table:table-cell office:value-type="string">
            <text:p>политик</text:p>
          </table:table-cell>
          <table:table-cell office:value-type="float" office:value="1">
            <text:p>1</text:p>
          </table:table-cell>
          <table:table-cell office:value-type="float" office:value="0.353275117663">
            <text:p>0,3532751177</text:p>
          </table:table-cell>
          <table:table-cell office:value-type="float" office:value="0.0179634183312">
            <text:p>0,0179634183</text:p>
          </table:table-cell>
          <table:table-cell/>
          <table:table-cell table:formula="of:=[.C38]/[.I$1]" office:value-type="float" office:value="0.0782527801332848">
            <text:p>0,0782527801</text:p>
          </table:table-cell>
          <table:table-cell table:formula="of:=[.D38]/[.J$1]" office:value-type="float" office:value="0.280518572237522">
            <text:p>0,2805185722</text:p>
          </table:table-cell>
          <table:table-cell table:number-columns-repeated="14"/>
        </table:table-row>
        <table:table-row table:style-name="ro2">
          <table:table-cell office:value-type="string">
            <text:p>сообща</text:p>
          </table:table-cell>
          <table:table-cell office:value-type="float" office:value="1">
            <text:p>1</text:p>
          </table:table-cell>
          <table:table-cell office:value-type="float" office:value="0.348780484741">
            <text:p>0,3487804847</text:p>
          </table:table-cell>
          <table:table-cell office:value-type="float" office:value="0.0189036030781">
            <text:p>0,0189036031</text:p>
          </table:table-cell>
          <table:table-cell/>
          <table:table-cell table:formula="of:=[.C39]/[.I$1]" office:value-type="float" office:value="0.0772571891498275">
            <text:p>0,0772571891</text:p>
          </table:table-cell>
          <table:table-cell table:formula="of:=[.D39]/[.J$1]" office:value-type="float" office:value="0.295200593107782">
            <text:p>0,2952005931</text:p>
          </table:table-cell>
          <table:table-cell table:number-columns-repeated="14"/>
        </table:table-row>
        <table:table-row table:style-name="ro1">
          <table:table-cell office:value-type="string">
            <text:p>напомина</text:p>
          </table:table-cell>
          <table:table-cell office:value-type="float" office:value="1">
            <text:p>1</text:p>
          </table:table-cell>
          <table:table-cell office:value-type="float" office:value="0.345226852695">
            <text:p>0,3452268527</text:p>
          </table:table-cell>
          <table:table-cell office:value-type="float" office:value="0.021981687146">
            <text:p>0,0219816871</text:p>
          </table:table-cell>
          <table:table-cell/>
          <table:table-cell table:formula="of:=[.C40]/[.I$1]" office:value-type="float" office:value="0.0764700360975271">
            <text:p>0,0764700361</text:p>
          </table:table-cell>
          <table:table-cell table:formula="of:=[.D40]/[.J$1]" office:value-type="float" office:value="0.343268267758249">
            <text:p>0,3432682678</text:p>
          </table:table-cell>
          <table:table-cell table:number-columns-repeated="14"/>
        </table:table-row>
        <table:table-row table:style-name="ro1">
          <table:table-cell office:value-type="string">
            <text:p>информац</text:p>
          </table:table-cell>
          <table:table-cell office:value-type="float" office:value="2">
            <text:p>2</text:p>
          </table:table-cell>
          <table:table-cell office:value-type="float" office:value="0.333238187496">
            <text:p>0,3332381875</text:p>
          </table:table-cell>
          <table:table-cell office:value-type="float" office:value="0.0282616858138">
            <text:p>0,0282616858</text:p>
          </table:table-cell>
          <table:table-cell/>
          <table:table-cell table:formula="of:=[.C41]/[.I$1]" office:value-type="float" office:value="0.0738144672929224">
            <text:p>0,0738144673</text:p>
          </table:table-cell>
          <table:table-cell table:formula="of:=[.D41]/[.J$1]" office:value-type="float" office:value="0.441337367272847">
            <text:p>0,4413373673</text:p>
          </table:table-cell>
          <table:table-cell table:number-columns-repeated="14"/>
        </table:table-row>
        <table:table-row table:style-name="ro2">
          <table:table-cell office:value-type="string">
            <text:p>подход</text:p>
          </table:table-cell>
          <table:table-cell office:value-type="float" office:value="1">
            <text:p>1</text:p>
          </table:table-cell>
          <table:table-cell office:value-type="float" office:value="0.328653713674">
            <text:p>0,3286537137</text:p>
          </table:table-cell>
          <table:table-cell office:value-type="float" office:value="0.0154107341132">
            <text:p>0,0154107341</text:p>
          </table:table-cell>
          <table:table-cell/>
          <table:table-cell table:formula="of:=[.C42]/[.I$1]" office:value-type="float" office:value="0.0727989759546335">
            <text:p>0,072798976</text:p>
          </table:table-cell>
          <table:table-cell table:formula="of:=[.D42]/[.J$1]" office:value-type="float" office:value="0.240655595213662">
            <text:p>0,2406555952</text:p>
          </table:table-cell>
          <table:table-cell table:number-columns-repeated="14"/>
        </table:table-row>
        <table:table-row table:style-name="ro1">
          <table:table-cell office:value-type="string">
            <text:p>масштабн</text:p>
          </table:table-cell>
          <table:table-cell office:value-type="float" office:value="1">
            <text:p>1</text:p>
          </table:table-cell>
          <table:table-cell office:value-type="float" office:value="0.324814489653">
            <text:p>0,3248144897</text:p>
          </table:table-cell>
          <table:table-cell office:value-type="float" office:value="0.0164076769274">
            <text:p>0,0164076769</text:p>
          </table:table-cell>
          <table:table-cell/>
          <table:table-cell table:formula="of:=[.C43]/[.I$1]" office:value-type="float" office:value="0.0719485623869156">
            <text:p>0,0719485624</text:p>
          </table:table-cell>
          <table:table-cell table:formula="of:=[.D43]/[.J$1]" office:value-type="float" office:value="0.256223955850017">
            <text:p>0,2562239559</text:p>
          </table:table-cell>
          <table:table-cell table:number-columns-repeated="14"/>
        </table:table-row>
        <table:table-row table:style-name="ro1">
          <table:table-cell office:value-type="string">
            <text:p>нич</text:p>
          </table:table-cell>
          <table:table-cell office:value-type="float" office:value="1">
            <text:p>1</text:p>
          </table:table-cell>
          <table:table-cell office:value-type="float" office:value="0.321337328616">
            <text:p>0,3213373286</text:p>
          </table:table-cell>
          <table:table-cell office:value-type="float" office:value="0.0189217111893">
            <text:p>0,0189217112</text:p>
          </table:table-cell>
          <table:table-cell/>
          <table:table-cell table:formula="of:=[.C44]/[.I$1]" office:value-type="float" office:value="0.0711783481699723">
            <text:p>0,0711783482</text:p>
          </table:table-cell>
          <table:table-cell table:formula="of:=[.D44]/[.J$1]" office:value-type="float" office:value="0.295483371218611">
            <text:p>0,2954833712</text:p>
          </table:table-cell>
          <table:table-cell table:number-columns-repeated="14"/>
        </table:table-row>
        <table:table-row table:style-name="ro2">
          <table:table-cell office:value-type="string">
            <text:p>ест</text:p>
          </table:table-cell>
          <table:table-cell office:value-type="float" office:value="1">
            <text:p>1</text:p>
          </table:table-cell>
          <table:table-cell office:value-type="float" office:value="0.315147471808">
            <text:p>0,3151474718</text:p>
          </table:table-cell>
          <table:table-cell office:value-type="float" office:value="0.0236493611835">
            <text:p>0,0236493612</text:p>
          </table:table-cell>
          <table:table-cell/>
          <table:table-cell table:formula="of:=[.C45]/[.I$1]" office:value-type="float" office:value="0.0698072538595176">
            <text:p>0,0698072539</text:p>
          </table:table-cell>
          <table:table-cell table:formula="of:=[.D45]/[.J$1]" office:value-type="float" office:value="0.369310835566435">
            <text:p>0,3693108356</text:p>
          </table:table-cell>
          <table:table-cell table:number-columns-repeated="14"/>
        </table:table-row>
        <table:table-row table:style-name="ro2">
          <table:table-cell office:value-type="string">
            <text:p>фонд</text:p>
          </table:table-cell>
          <table:table-cell office:value-type="float" office:value="1">
            <text:p>1</text:p>
          </table:table-cell>
          <table:table-cell office:value-type="float" office:value="0.30568193156">
            <text:p>0,3056819316</text:p>
          </table:table-cell>
          <table:table-cell office:value-type="float" office:value="0.0209138177808">
            <text:p>0,0209138178</text:p>
          </table:table-cell>
          <table:table-cell/>
          <table:table-cell table:formula="of:=[.C46]/[.I$1]" office:value-type="float" office:value="0.0677105739552848">
            <text:p>0,067710574</text:p>
          </table:table-cell>
          <table:table-cell table:formula="of:=[.D46]/[.J$1]" office:value-type="float" office:value="0.326592310869699">
            <text:p>0,3265923109</text:p>
          </table:table-cell>
          <table:table-cell table:number-columns-repeated="14"/>
        </table:table-row>
        <table:table-row table:style-name="ro2">
          <table:table-cell office:value-type="string">
            <text:p>канцлер</text:p>
          </table:table-cell>
          <table:table-cell office:value-type="float" office:value="1">
            <text:p>1</text:p>
          </table:table-cell>
          <table:table-cell office:value-type="float" office:value="0.297793885638">
            <text:p>0,2977938856</text:p>
          </table:table-cell>
          <table:table-cell office:value-type="float" office:value="0.0179742795682">
            <text:p>0,0179742796</text:p>
          </table:table-cell>
          <table:table-cell/>
          <table:table-cell table:formula="of:=[.C47]/[.I$1]" office:value-type="float" office:value="0.0659633195001766">
            <text:p>0,0659633195</text:p>
          </table:table-cell>
          <table:table-cell table:formula="of:=[.D47]/[.J$1]" office:value-type="float" office:value="0.280688182421942">
            <text:p>0,2806881824</text:p>
          </table:table-cell>
          <table:table-cell table:number-columns-repeated="14"/>
        </table:table-row>
        <table:table-row table:style-name="ro2">
          <table:table-cell office:value-type="string">
            <text:p>след</text:p>
          </table:table-cell>
          <table:table-cell office:value-type="float" office:value="1">
            <text:p>1</text:p>
          </table:table-cell>
          <table:table-cell office:value-type="float" office:value="0.283776698827">
            <text:p>0,2837766988</text:p>
          </table:table-cell>
          <table:table-cell office:value-type="float" office:value="0.0169220338973">
            <text:p>0,0169220339</text:p>
          </table:table-cell>
          <table:table-cell/>
          <table:table-cell table:formula="of:=[.C48]/[.I$1]" office:value-type="float" office:value="0.0628584197131084">
            <text:p>0,0628584197</text:p>
          </table:table-cell>
          <table:table-cell table:formula="of:=[.D48]/[.J$1]" office:value-type="float" office:value="0.264256206736596">
            <text:p>0,2642562067</text:p>
          </table:table-cell>
          <table:table-cell table:number-columns-repeated="14"/>
        </table:table-row>
        <table:table-row table:style-name="ro1">
          <table:table-cell office:value-type="string">
            <text:p>обам</text:p>
          </table:table-cell>
          <table:table-cell office:value-type="float" office:value="1">
            <text:p>1</text:p>
          </table:table-cell>
          <table:table-cell office:value-type="float" office:value="0.258199354735">
            <text:p>0,2581993547</text:p>
          </table:table-cell>
          <table:table-cell office:value-type="float" office:value="0.0220984511285">
            <text:p>0,0220984511</text:p>
          </table:table-cell>
          <table:table-cell/>
          <table:table-cell table:formula="of:=[.C49]/[.I$1]" office:value-type="float" office:value="0.0571928684654999">
            <text:p>0,0571928685</text:p>
          </table:table-cell>
          <table:table-cell table:formula="of:=[.D49]/[.J$1]" office:value-type="float" office:value="0.345091666014403">
            <text:p>0,345091666</text:p>
          </table:table-cell>
          <table:table-cell table:number-columns-repeated="14"/>
        </table:table-row>
        <table:table-row table:style-name="ro1">
          <table:table-cell office:value-type="string">
            <text:p>осуществля</text:p>
          </table:table-cell>
          <table:table-cell office:value-type="float" office:value="1">
            <text:p>1</text:p>
          </table:table-cell>
          <table:table-cell office:value-type="float" office:value="0.248897286164">
            <text:p>0,2488972862</text:p>
          </table:table-cell>
          <table:table-cell office:value-type="float" office:value="0.0175113365744">
            <text:p>0,0175113366</text:p>
          </table:table-cell>
          <table:table-cell/>
          <table:table-cell table:formula="of:=[.C50]/[.I$1]" office:value-type="float" office:value="0.0551323986212422">
            <text:p>0,0551323986</text:p>
          </table:table-cell>
          <table:table-cell table:formula="of:=[.D50]/[.J$1]" office:value-type="float" office:value="0.273458817428388">
            <text:p>0,2734588174</text:p>
          </table:table-cell>
          <table:table-cell table:number-columns-repeated="14"/>
        </table:table-row>
        <table:table-row table:style-name="ro2">
          <table:table-cell office:value-type="string">
            <text:p>прост</text:p>
          </table:table-cell>
          <table:table-cell office:value-type="float" office:value="1">
            <text:p>1</text:p>
          </table:table-cell>
          <table:table-cell office:value-type="float" office:value="0.23570801049">
            <text:p>0,2357080105</text:p>
          </table:table-cell>
          <table:table-cell office:value-type="float" office:value="0.0173190719279">
            <text:p>0,0173190719</text:p>
          </table:table-cell>
          <table:table-cell/>
          <table:table-cell table:formula="of:=[.C51]/[.I$1]" office:value-type="float" office:value="0.0522108866385632">
            <text:p>0,0522108866</text:p>
          </table:table-cell>
          <table:table-cell table:formula="of:=[.D51]/[.J$1]" office:value-type="float" office:value="0.270456393105048">
            <text:p>0,2704563931</text:p>
          </table:table-cell>
          <table:table-cell table:number-columns-repeated="14"/>
        </table:table-row>
        <table:table-row table:style-name="ro1">
          <table:table-cell office:value-type="string">
            <text:p>ссылк</text:p>
          </table:table-cell>
          <table:table-cell office:value-type="float" office:value="1">
            <text:p>1</text:p>
          </table:table-cell>
          <table:table-cell office:value-type="float" office:value="0.23561455526">
            <text:p>0,2356145553</text:p>
          </table:table-cell>
          <table:table-cell office:value-type="float" office:value="0.0186076456749">
            <text:p>0,0186076457</text:p>
          </table:table-cell>
          <table:table-cell/>
          <table:table-cell table:formula="of:=[.C52]/[.I$1]" office:value-type="float" office:value="0.0521901856856801">
            <text:p>0,0521901857</text:p>
          </table:table-cell>
          <table:table-cell table:formula="of:=[.D52]/[.J$1]" office:value-type="float" office:value="0.290578892123143">
            <text:p>0,2905788921</text:p>
          </table:table-cell>
          <table:table-cell table:number-columns-repeated="14"/>
        </table:table-row>
        <table:table-row table:style-name="ro2">
          <table:table-cell office:value-type="string">
            <text:p>попа</text:p>
          </table:table-cell>
          <table:table-cell office:value-type="float" office:value="2">
            <text:p>2</text:p>
          </table:table-cell>
          <table:table-cell office:value-type="float" office:value="0.235205855544">
            <text:p>0,2352058555</text:p>
          </table:table-cell>
          <table:table-cell office:value-type="float" office:value="0.0247164032357">
            <text:p>0,0247164032</text:p>
          </table:table-cell>
          <table:table-cell/>
          <table:table-cell table:formula="of:=[.C53]/[.I$1]" office:value-type="float" office:value="0.052099655989651">
            <text:p>0,052099656</text:p>
          </table:table-cell>
          <table:table-cell table:formula="of:=[.D53]/[.J$1]" office:value-type="float" office:value="0.385973873050824">
            <text:p>0,3859738731</text:p>
          </table:table-cell>
          <table:table-cell table:number-columns-repeated="14"/>
        </table:table-row>
        <table:table-row table:style-name="ro1">
          <table:table-cell office:value-type="string">
            <text:p>получ</text:p>
          </table:table-cell>
          <table:table-cell office:value-type="float" office:value="1">
            <text:p>1</text:p>
          </table:table-cell>
          <table:table-cell office:value-type="float" office:value="0.231611186409">
            <text:p>0,2316111864</text:p>
          </table:table-cell>
          <table:table-cell office:value-type="float" office:value="0.0179404667209">
            <text:p>0,0179404667</text:p>
          </table:table-cell>
          <table:table-cell/>
          <table:table-cell table:formula="of:=[.C54]/[.I$1]" office:value-type="float" office:value="0.0513034129501358">
            <text:p>0,051303413</text:p>
          </table:table-cell>
          <table:table-cell table:formula="of:=[.D54]/[.J$1]" office:value-type="float" office:value="0.280160157550896">
            <text:p>0,2801601576</text:p>
          </table:table-cell>
          <table:table-cell table:number-columns-repeated="14"/>
        </table:table-row>
        <table:table-row table:style-name="ro2">
          <table:table-cell office:value-type="string">
            <text:p>сотрудник</text:p>
          </table:table-cell>
          <table:table-cell office:value-type="float" office:value="1">
            <text:p>1</text:p>
          </table:table-cell>
          <table:table-cell office:value-type="float" office:value="0.23071836833">
            <text:p>0,2307183683</text:p>
          </table:table-cell>
          <table:table-cell office:value-type="float" office:value="0.0182539261476">
            <text:p>0,0182539261</text:p>
          </table:table-cell>
          <table:table-cell/>
          <table:table-cell table:formula="of:=[.C55]/[.I$1]" office:value-type="float" office:value="0.0511056478278787">
            <text:p>0,0511056478</text:p>
          </table:table-cell>
          <table:table-cell table:formula="of:=[.D55]/[.J$1]" office:value-type="float" office:value="0.285055171919044">
            <text:p>0,2850551719</text:p>
          </table:table-cell>
          <table:table-cell table:number-columns-repeated="14"/>
        </table:table-row>
        <table:table-row table:style-name="ro2">
          <table:table-cell office:value-type="string">
            <text:p>тог</text:p>
          </table:table-cell>
          <table:table-cell office:value-type="float" office:value="2">
            <text:p>2</text:p>
          </table:table-cell>
          <table:table-cell office:value-type="float" office:value="0.229268100053">
            <text:p>0,2292681001</text:p>
          </table:table-cell>
          <table:table-cell office:value-type="float" office:value="0.0230296315998">
            <text:p>0,0230296316</text:p>
          </table:table-cell>
          <table:table-cell/>
          <table:table-cell table:formula="of:=[.C56]/[.I$1]" office:value-type="float" office:value="0.0507844037918846">
            <text:p>0,0507844038</text:p>
          </table:table-cell>
          <table:table-cell table:formula="of:=[.D56]/[.J$1]" office:value-type="float" office:value="0.359633075198803">
            <text:p>0,3596330752</text:p>
          </table:table-cell>
          <table:table-cell table:number-columns-repeated="14"/>
        </table:table-row>
        <table:table-row table:style-name="ro1">
          <table:table-cell office:value-type="string">
            <text:p>всемирн</text:p>
          </table:table-cell>
          <table:table-cell office:value-type="float" office:value="1">
            <text:p>1</text:p>
          </table:table-cell>
          <table:table-cell office:value-type="float" office:value="0.221578080222">
            <text:p>0,2215780802</text:p>
          </table:table-cell>
          <table:table-cell office:value-type="float" office:value="0.0203571447794">
            <text:p>0,0203571448</text:p>
          </table:table-cell>
          <table:table-cell/>
          <table:table-cell table:formula="of:=[.C57]/[.I$1]" office:value-type="float" office:value="0.0490810134284855">
            <text:p>0,0490810134</text:p>
          </table:table-cell>
          <table:table-cell table:formula="of:=[.D57]/[.J$1]" office:value-type="float" office:value="0.317899248520609">
            <text:p>0,3178992485</text:p>
          </table:table-cell>
          <table:table-cell table:number-columns-repeated="14"/>
        </table:table-row>
        <table:table-row table:style-name="ro1">
          <table:table-cell office:value-type="string">
            <text:p>разведывательн</text:p>
          </table:table-cell>
          <table:table-cell office:value-type="float" office:value="1">
            <text:p>1</text:p>
          </table:table-cell>
          <table:table-cell office:value-type="float" office:value="0.213028639577">
            <text:p>0,2130286396</text:p>
          </table:table-cell>
          <table:table-cell office:value-type="float" office:value="0.0151612045856">
            <text:p>0,0151612046</text:p>
          </table:table-cell>
          <table:table-cell/>
          <table:table-cell table:formula="of:=[.C58]/[.I$1]" office:value-type="float" office:value="0.0471872556583899">
            <text:p>0,0471872557</text:p>
          </table:table-cell>
          <table:table-cell table:formula="of:=[.D58]/[.J$1]" office:value-type="float" office:value="0.236758916668249">
            <text:p>0,2367589167</text:p>
          </table:table-cell>
          <table:table-cell table:number-columns-repeated="14"/>
        </table:table-row>
        <table:table-row table:style-name="ro1">
          <table:table-cell office:value-type="string">
            <text:p>американц</text:p>
          </table:table-cell>
          <table:table-cell office:value-type="float" office:value="2">
            <text:p>2</text:p>
          </table:table-cell>
          <table:table-cell office:value-type="float" office:value="0.211456779461">
            <text:p>0,2114567795</text:p>
          </table:table-cell>
          <table:table-cell office:value-type="float" office:value="0.0267857088885">
            <text:p>0,0267857089</text:p>
          </table:table-cell>
          <table:table-cell/>
          <table:table-cell table:formula="of:=[.C59]/[.I$1]" office:value-type="float" office:value="0.0468390782241247">
            <text:p>0,0468390782</text:p>
          </table:table-cell>
          <table:table-cell table:formula="of:=[.D59]/[.J$1]" office:value-type="float" office:value="0.418288361114506">
            <text:p>0,4182883611</text:p>
          </table:table-cell>
          <table:table-cell table:number-columns-repeated="14"/>
        </table:table-row>
        <table:table-row table:style-name="ro2">
          <table:table-cell office:value-type="string">
            <text:p>конц</text:p>
          </table:table-cell>
          <table:table-cell office:value-type="float" office:value="1">
            <text:p>1</text:p>
          </table:table-cell>
          <table:table-cell office:value-type="float" office:value="0.210866322751">
            <text:p>0,2108663228</text:p>
          </table:table-cell>
          <table:table-cell office:value-type="float" office:value="0.0233496407123">
            <text:p>0,0233496407</text:p>
          </table:table-cell>
          <table:table-cell/>
          <table:table-cell table:formula="of:=[.C60]/[.I$1]" office:value-type="float" office:value="0.0467082881492066">
            <text:p>0,0467082881</text:p>
          </table:table-cell>
          <table:table-cell table:formula="of:=[.D60]/[.J$1]" office:value-type="float" office:value="0.36463037012822">
            <text:p>0,3646303701</text:p>
          </table:table-cell>
          <table:table-cell table:number-columns-repeated="14"/>
        </table:table-row>
        <table:table-row table:style-name="ro1">
          <table:table-cell office:value-type="string">
            <text:p>герман</text:p>
          </table:table-cell>
          <table:table-cell office:value-type="float" office:value="1">
            <text:p>1</text:p>
          </table:table-cell>
          <table:table-cell office:value-type="float" office:value="0.20489406864">
            <text:p>0,2048940686</text:p>
          </table:table-cell>
          <table:table-cell office:value-type="float" office:value="0.0172938601777">
            <text:p>0,0172938602</text:p>
          </table:table-cell>
          <table:table-cell/>
          <table:table-cell table:formula="of:=[.C61]/[.I$1]" office:value-type="float" office:value="0.0453853942784472">
            <text:p>0,0453853943</text:p>
          </table:table-cell>
          <table:table-cell table:formula="of:=[.D61]/[.J$1]" office:value-type="float" office:value="0.270062683843296">
            <text:p>0,2700626838</text:p>
          </table:table-cell>
          <table:table-cell table:number-columns-repeated="14"/>
        </table:table-row>
        <table:table-row table:style-name="ro2">
          <table:table-cell office:value-type="string">
            <text:p>барак</text:p>
          </table:table-cell>
          <table:table-cell office:value-type="float" office:value="1">
            <text:p>1</text:p>
          </table:table-cell>
          <table:table-cell office:value-type="float" office:value="0.201808059607">
            <text:p>0,2018080596</text:p>
          </table:table-cell>
          <table:table-cell office:value-type="float" office:value="0.0196040043019">
            <text:p>0,0196040043</text:p>
          </table:table-cell>
          <table:table-cell/>
          <table:table-cell table:formula="of:=[.C62]/[.I$1]" office:value-type="float" office:value="0.0447018228230156">
            <text:p>0,0447018228</text:p>
          </table:table-cell>
          <table:table-cell table:formula="of:=[.D62]/[.J$1]" office:value-type="float" office:value="0.306138130032618">
            <text:p>0,30613813</text:p>
          </table:table-cell>
          <table:table-cell table:number-columns-repeated="14"/>
        </table:table-row>
        <table:table-row table:style-name="ro1">
          <table:table-cell office:value-type="string">
            <text:p>национальн</text:p>
          </table:table-cell>
          <table:table-cell office:value-type="float" office:value="1">
            <text:p>1</text:p>
          </table:table-cell>
          <table:table-cell office:value-type="float" office:value="0.200633540823">
            <text:p>0,2006335408</text:p>
          </table:table-cell>
          <table:table-cell office:value-type="float" office:value="0.0175585968149">
            <text:p>0,0175585968</text:p>
          </table:table-cell>
          <table:table-cell/>
          <table:table-cell table:formula="of:=[.C63]/[.I$1]" office:value-type="float" office:value="0.0444416591274381">
            <text:p>0,0444416591</text:p>
          </table:table-cell>
          <table:table-cell table:formula="of:=[.D63]/[.J$1]" office:value-type="float" office:value="0.274196838162762">
            <text:p>0,2741968382</text:p>
          </table:table-cell>
          <table:table-cell table:number-columns-repeated="14"/>
        </table:table-row>
        <table:table-row table:style-name="ro2">
          <table:table-cell office:value-type="string">
            <text:p>четверг</text:p>
          </table:table-cell>
          <table:table-cell office:value-type="float" office:value="1">
            <text:p>1</text:p>
          </table:table-cell>
          <table:table-cell office:value-type="float" office:value="0.193103449925">
            <text:p>0,1931034499</text:p>
          </table:table-cell>
          <table:table-cell office:value-type="float" office:value="0.018825181521">
            <text:p>0,0188251815</text:p>
          </table:table-cell>
          <table:table-cell/>
          <table:table-cell table:formula="of:=[.C64]/[.I$1]" office:value-type="float" office:value="0.0427736940827362">
            <text:p>0,0427736941</text:p>
          </table:table-cell>
          <table:table-cell table:formula="of:=[.D64]/[.J$1]" office:value-type="float" office:value="0.293975954076126">
            <text:p>0,2939759541</text:p>
          </table:table-cell>
          <table:table-cell table:number-columns-repeated="14"/>
        </table:table-row>
        <table:table-row table:style-name="ro2">
          <table:table-cell office:value-type="string">
            <text:p>собеседник</text:p>
          </table:table-cell>
          <table:table-cell office:value-type="float" office:value="1">
            <text:p>1</text:p>
          </table:table-cell>
          <table:table-cell office:value-type="float" office:value="0.187457307835">
            <text:p>0,1874573078</text:p>
          </table:table-cell>
          <table:table-cell office:value-type="float" office:value="0.017876411097">
            <text:p>0,0178764111</text:p>
          </table:table-cell>
          <table:table-cell/>
          <table:table-cell table:formula="of:=[.C65]/[.I$1]" office:value-type="float" office:value="0.0415230361861573">
            <text:p>0,0415230362</text:p>
          </table:table-cell>
          <table:table-cell table:formula="of:=[.D65]/[.J$1]" office:value-type="float" office:value="0.279159858396864">
            <text:p>0,2791598584</text:p>
          </table:table-cell>
          <table:table-cell table:number-columns-repeated="14"/>
        </table:table-row>
        <table:table-row table:style-name="ro2">
          <table:table-cell office:value-type="string">
            <text:p>ран</text:p>
          </table:table-cell>
          <table:table-cell office:value-type="float" office:value="1">
            <text:p>1</text:p>
          </table:table-cell>
          <table:table-cell office:value-type="float" office:value="0.18731742761">
            <text:p>0,1873174276</text:p>
          </table:table-cell>
          <table:table-cell office:value-type="float" office:value="0.0189904788497">
            <text:p>0,0189904788</text:p>
          </table:table-cell>
          <table:table-cell/>
          <table:table-cell table:formula="of:=[.C66]/[.I$1]" office:value-type="float" office:value="0.0414920517891686">
            <text:p>0,0414920518</text:p>
          </table:table-cell>
          <table:table-cell table:formula="of:=[.D66]/[.J$1]" office:value-type="float" office:value="0.296557254015073">
            <text:p>0,296557254</text:p>
          </table:table-cell>
          <table:table-cell table:number-columns-repeated="14"/>
        </table:table-row>
        <table:table-row table:style-name="ro1">
          <table:table-cell office:value-type="string">
            <text:p>неназва</text:p>
          </table:table-cell>
          <table:table-cell office:value-type="float" office:value="1">
            <text:p>1</text:p>
          </table:table-cell>
          <table:table-cell office:value-type="float" office:value="0.186764555188">
            <text:p>0,1867645552</text:p>
          </table:table-cell>
          <table:table-cell office:value-type="float" office:value="0.0180886547159">
            <text:p>0,0180886547</text:p>
          </table:table-cell>
          <table:table-cell/>
          <table:table-cell table:formula="of:=[.C67]/[.I$1]" office:value-type="float" office:value="0.0413695868831579">
            <text:p>0,0413695869</text:p>
          </table:table-cell>
          <table:table-cell table:formula="of:=[.D67]/[.J$1]" office:value-type="float" office:value="0.28247427639029">
            <text:p>0,2824742764</text:p>
          </table:table-cell>
          <table:table-cell table:number-columns-repeated="14"/>
        </table:table-row>
        <table:table-row table:style-name="ro1">
          <table:table-cell office:value-type="string">
            <text:p>деятельн</text:p>
          </table:table-cell>
          <table:table-cell office:value-type="float" office:value="1">
            <text:p>1</text:p>
          </table:table-cell>
          <table:table-cell office:value-type="float" office:value="0.180324985382">
            <text:p>0,1803249854</text:p>
          </table:table-cell>
          <table:table-cell office:value-type="float" office:value="0.0136418194256">
            <text:p>0,0136418194</text:p>
          </table:table-cell>
          <table:table-cell/>
          <table:table-cell table:formula="of:=[.C68]/[.I$1]" office:value-type="float" office:value="0.0399431794885036">
            <text:p>0,0399431795</text:p>
          </table:table-cell>
          <table:table-cell table:formula="of:=[.D68]/[.J$1]" office:value-type="float" office:value="0.213032043090863">
            <text:p>0,2130320431</text:p>
          </table:table-cell>
          <table:table-cell table:number-columns-repeated="14"/>
        </table:table-row>
        <table:table-row table:style-name="ro1">
          <table:table-cell office:value-type="string">
            <text:p>безопасн</text:p>
          </table:table-cell>
          <table:table-cell office:value-type="float" office:value="1">
            <text:p>1</text:p>
          </table:table-cell>
          <table:table-cell office:value-type="float" office:value="0.175514070047">
            <text:p>0,17551407</text:p>
          </table:table-cell>
          <table:table-cell office:value-type="float" office:value="0.0171516633508">
            <text:p>0,0171516634</text:p>
          </table:table-cell>
          <table:table-cell/>
          <table:table-cell table:formula="of:=[.C69]/[.I$1]" office:value-type="float" office:value="0.0388775298541902">
            <text:p>0,0388775299</text:p>
          </table:table-cell>
          <table:table-cell table:formula="of:=[.D69]/[.J$1]" office:value-type="float" office:value="0.267842123695821">
            <text:p>0,2678421237</text:p>
          </table:table-cell>
          <table:table-cell table:number-columns-repeated="14"/>
        </table:table-row>
        <table:table-row table:style-name="ro2">
          <table:table-cell office:value-type="string">
            <text:p>банк</text:p>
          </table:table-cell>
          <table:table-cell office:value-type="float" office:value="1">
            <text:p>1</text:p>
          </table:table-cell>
          <table:table-cell office:value-type="float" office:value="0.175185178681">
            <text:p>0,1751851787</text:p>
          </table:table-cell>
          <table:table-cell office:value-type="float" office:value="0.0202080679532">
            <text:p>0,020208068</text:p>
          </table:table-cell>
          <table:table-cell/>
          <table:table-cell table:formula="of:=[.C70]/[.I$1]" office:value-type="float" office:value="0.0388046782366701">
            <text:p>0,0388046782</text:p>
          </table:table-cell>
          <table:table-cell table:formula="of:=[.D70]/[.J$1]" office:value-type="float" office:value="0.315571249602569">
            <text:p>0,3155712496</text:p>
          </table:table-cell>
          <table:table-cell table:number-columns-repeated="14"/>
        </table:table-row>
        <table:table-row table:style-name="ro2">
          <table:table-cell office:value-type="string">
            <text:p>времен</text:p>
          </table:table-cell>
          <table:table-cell office:value-type="float" office:value="1">
            <text:p>1</text:p>
          </table:table-cell>
          <table:table-cell office:value-type="float" office:value="0.17295820103">
            <text:p>0,172958201</text:p>
          </table:table-cell>
          <table:table-cell office:value-type="float" office:value="0.0167490656071">
            <text:p>0,0167490656</text:p>
          </table:table-cell>
          <table:table-cell/>
          <table:table-cell table:formula="of:=[.C71]/[.I$1]" office:value-type="float" office:value="0.0383113879261658">
            <text:p>0,0383113879</text:p>
          </table:table-cell>
          <table:table-cell table:formula="of:=[.D71]/[.J$1]" office:value-type="float" office:value="0.261555116280722">
            <text:p>0,2615551163</text:p>
          </table:table-cell>
          <table:table-cell table:number-columns-repeated="14"/>
        </table:table-row>
        <table:table-row table:style-name="ro1">
          <table:table-cell office:value-type="string">
            <text:p>бывш</text:p>
          </table:table-cell>
          <table:table-cell office:value-type="float" office:value="1">
            <text:p>1</text:p>
          </table:table-cell>
          <table:table-cell office:value-type="float" office:value="0.171444981014">
            <text:p>0,171444981</text:p>
          </table:table-cell>
          <table:table-cell office:value-type="float" office:value="0.0174682358198">
            <text:p>0,0174682358</text:p>
          </table:table-cell>
          <table:table-cell/>
          <table:table-cell table:formula="of:=[.C72]/[.I$1]" office:value-type="float" office:value="0.0379761996627277">
            <text:p>0,0379761997</text:p>
          </table:table-cell>
          <table:table-cell table:formula="of:=[.D72]/[.J$1]" office:value-type="float" office:value="0.272785751649936">
            <text:p>0,2727857516</text:p>
          </table:table-cell>
          <table:table-cell table:number-columns-repeated="14"/>
        </table:table-row>
        <table:table-row table:style-name="ro2">
          <table:table-cell office:value-type="string">
            <text:p>переда</text:p>
          </table:table-cell>
          <table:table-cell office:value-type="float" office:value="1">
            <text:p>1</text:p>
          </table:table-cell>
          <table:table-cell office:value-type="float" office:value="0.168944970396">
            <text:p>0,1689449704</text:p>
          </table:table-cell>
          <table:table-cell office:value-type="float" office:value="0.0193856493338">
            <text:p>0,0193856493</text:p>
          </table:table-cell>
          <table:table-cell/>
          <table:table-cell table:formula="of:=[.C73]/[.I$1]" office:value-type="float" office:value="0.0374224307403214">
            <text:p>0,0374224307</text:p>
          </table:table-cell>
          <table:table-cell table:formula="of:=[.D73]/[.J$1]" office:value-type="float" office:value="0.302728276586963">
            <text:p>0,3027282766</text:p>
          </table:table-cell>
          <table:table-cell table:number-columns-repeated="14"/>
        </table:table-row>
        <table:table-row table:style-name="ro1">
          <table:table-cell office:value-type="string">
            <text:p>сентябр</text:p>
          </table:table-cell>
          <table:table-cell office:value-type="float" office:value="1">
            <text:p>1</text:p>
          </table:table-cell>
          <table:table-cell office:value-type="float" office:value="0.168245553489">
            <text:p>0,1682455535</text:p>
          </table:table-cell>
          <table:table-cell office:value-type="float" office:value="0.0215927387197">
            <text:p>0,0215927387</text:p>
          </table:table-cell>
          <table:table-cell/>
          <table:table-cell table:formula="of:=[.C74]/[.I$1]" office:value-type="float" office:value="0.03726750525956">
            <text:p>0,0372675053</text:p>
          </table:table-cell>
          <table:table-cell table:formula="of:=[.D74]/[.J$1]" office:value-type="float" office:value="0.337194409475374">
            <text:p>0,3371944095</text:p>
          </table:table-cell>
          <table:table-cell table:number-columns-repeated="14"/>
        </table:table-row>
        <table:table-row table:style-name="ro2">
          <table:table-cell office:value-type="string">
            <text:p>граждан</text:p>
          </table:table-cell>
          <table:table-cell office:value-type="float" office:value="1">
            <text:p>1</text:p>
          </table:table-cell>
          <table:table-cell office:value-type="float" office:value="0.167227232666">
            <text:p>0,1672272327</text:p>
          </table:table-cell>
          <table:table-cell office:value-type="float" office:value="0.0160442484071">
            <text:p>0,0160442484</text:p>
          </table:table-cell>
          <table:table-cell/>
          <table:table-cell table:formula="of:=[.C75]/[.I$1]" office:value-type="float" office:value="0.0370419404476522">
            <text:p>0,0370419404</text:p>
          </table:table-cell>
          <table:table-cell table:formula="of:=[.D75]/[.J$1]" office:value-type="float" office:value="0.250548619021287">
            <text:p>0,250548619</text:p>
          </table:table-cell>
          <table:table-cell table:number-columns-repeated="14"/>
        </table:table-row>
        <table:table-row table:style-name="ro2">
          <table:table-cell office:value-type="string">
            <text:p>работ</text:p>
          </table:table-cell>
          <table:table-cell office:value-type="float" office:value="1">
            <text:p>1</text:p>
          </table:table-cell>
          <table:table-cell office:value-type="float" office:value="0.15669063574">
            <text:p>0,1566906357</text:p>
          </table:table-cell>
          <table:table-cell office:value-type="float" office:value="0.0147933010431">
            <text:p>0,014793301</text:p>
          </table:table-cell>
          <table:table-cell/>
          <table:table-cell table:formula="of:=[.C76]/[.I$1]" office:value-type="float" office:value="0.0347080143900863">
            <text:p>0,0347080144</text:p>
          </table:table-cell>
          <table:table-cell table:formula="of:=[.D76]/[.J$1]" office:value-type="float" office:value="0.231013697436563">
            <text:p>0,2310136974</text:p>
          </table:table-cell>
          <table:table-cell table:number-columns-repeated="14"/>
        </table:table-row>
        <table:table-row table:style-name="ro2">
          <table:table-cell office:value-type="string">
            <text:p>телефон</text:p>
          </table:table-cell>
          <table:table-cell office:value-type="float" office:value="1">
            <text:p>1</text:p>
          </table:table-cell>
          <table:table-cell office:value-type="float" office:value="0.156047937923">
            <text:p>0,1560479379</text:p>
          </table:table-cell>
          <table:table-cell office:value-type="float" office:value="0.015313021556">
            <text:p>0,0153130216</text:p>
          </table:table-cell>
          <table:table-cell/>
          <table:table-cell table:formula="of:=[.C77]/[.I$1]" office:value-type="float" office:value="0.0345656525637042">
            <text:p>0,0345656526</text:p>
          </table:table-cell>
          <table:table-cell table:formula="of:=[.D77]/[.J$1]" office:value-type="float" office:value="0.239129705957505">
            <text:p>0,239129706</text:p>
          </table:table-cell>
          <table:table-cell table:number-columns-repeated="14"/>
        </table:table-row>
        <table:table-row table:style-name="ro2">
          <table:table-cell office:value-type="string">
            <text:p>лет</text:p>
          </table:table-cell>
          <table:table-cell office:value-type="float" office:value="1">
            <text:p>1</text:p>
          </table:table-cell>
          <table:table-cell office:value-type="float" office:value="0.154632690894">
            <text:p>0,1546326909</text:p>
          </table:table-cell>
          <table:table-cell office:value-type="float" office:value="0.0154875058232">
            <text:p>0,0154875058</text:p>
          </table:table-cell>
          <table:table-cell/>
          <table:table-cell table:formula="of:=[.C78]/[.I$1]" office:value-type="float" office:value="0.0342521659662692">
            <text:p>0,034252166</text:p>
          </table:table-cell>
          <table:table-cell table:formula="of:=[.D78]/[.J$1]" office:value-type="float" office:value="0.241854470064782">
            <text:p>0,2418544701</text:p>
          </table:table-cell>
          <table:table-cell table:number-columns-repeated="14"/>
        </table:table-row>
        <table:table-row table:style-name="ro1">
          <table:table-cell office:value-type="string">
            <text:p>октябр</text:p>
          </table:table-cell>
          <table:table-cell office:value-type="float" office:value="1">
            <text:p>1</text:p>
          </table:table-cell>
          <table:table-cell office:value-type="float" office:value="0.154441539564">
            <text:p>0,1544415396</text:p>
          </table:table-cell>
          <table:table-cell office:value-type="float" office:value="0.0196890197579">
            <text:p>0,0196890198</text:p>
          </table:table-cell>
          <table:table-cell/>
          <table:table-cell table:formula="of:=[.C79]/[.I$1]" office:value-type="float" office:value="0.0342098246796889">
            <text:p>0,0342098247</text:p>
          </table:table-cell>
          <table:table-cell table:formula="of:=[.D79]/[.J$1]" office:value-type="float" office:value="0.30746574006182">
            <text:p>0,3074657401</text:p>
          </table:table-cell>
          <table:table-cell table:number-columns-repeated="14"/>
        </table:table-row>
        <table:table-row table:style-name="ro2">
          <table:table-cell office:value-type="string">
            <text:p>ангел</text:p>
          </table:table-cell>
          <table:table-cell office:value-type="float" office:value="1">
            <text:p>1</text:p>
          </table:table-cell>
          <table:table-cell office:value-type="float" office:value="0.151668072871">
            <text:p>0,1516680729</text:p>
          </table:table-cell>
          <table:table-cell office:value-type="float" office:value="0.0164794579306">
            <text:p>0,0164794579</text:p>
          </table:table-cell>
          <table:table-cell/>
          <table:table-cell table:formula="of:=[.C80]/[.I$1]" office:value-type="float" office:value="0.033595483424154">
            <text:p>0,0335954834</text:p>
          </table:table-cell>
          <table:table-cell table:formula="of:=[.D80]/[.J$1]" office:value-type="float" office:value="0.257344895314889">
            <text:p>0,2573448953</text:p>
          </table:table-cell>
          <table:table-cell table:number-columns-repeated="14"/>
        </table:table-row>
        <table:table-row table:style-name="ro2">
          <table:table-cell office:value-type="string">
            <text:p>дан</text:p>
          </table:table-cell>
          <table:table-cell office:value-type="float" office:value="1">
            <text:p>1</text:p>
          </table:table-cell>
          <table:table-cell office:value-type="float" office:value="0.15073270578">
            <text:p>0,1507327058</text:p>
          </table:table-cell>
          <table:table-cell office:value-type="float" office:value="0.0178703466884">
            <text:p>0,0178703467</text:p>
          </table:table-cell>
          <table:table-cell/>
          <table:table-cell table:formula="of:=[.C81]/[.I$1]" office:value-type="float" office:value="0.0333882934137164">
            <text:p>0,0333882934</text:p>
          </table:table-cell>
          <table:table-cell table:formula="of:=[.D81]/[.J$1]" office:value-type="float" office:value="0.27906515597383">
            <text:p>0,279065156</text:p>
          </table:table-cell>
          <table:table-cell table:number-columns-repeated="14"/>
        </table:table-row>
        <table:table-row table:style-name="ro1">
          <table:table-cell office:value-type="string">
            <text:p>информирова</text:p>
          </table:table-cell>
          <table:table-cell office:value-type="float" office:value="1">
            <text:p>1</text:p>
          </table:table-cell>
          <table:table-cell office:value-type="float" office:value="0.150109908977">
            <text:p>0,150109909</text:p>
          </table:table-cell>
          <table:table-cell office:value-type="float" office:value="0.0180114251719">
            <text:p>0,0180114252</text:p>
          </table:table-cell>
          <table:table-cell/>
          <table:table-cell table:formula="of:=[.C82]/[.I$1]" office:value-type="float" office:value="0.0332503397938429">
            <text:p>0,0332503398</text:p>
          </table:table-cell>
          <table:table-cell table:formula="of:=[.D82]/[.J$1]" office:value-type="float" office:value="0.281268251956744">
            <text:p>0,281268252</text:p>
          </table:table-cell>
          <table:table-cell table:number-columns-repeated="14"/>
        </table:table-row>
        <table:table-row table:style-name="ro2">
          <table:table-cell office:value-type="string">
            <text:p>начал</text:p>
          </table:table-cell>
          <table:table-cell office:value-type="float" office:value="1">
            <text:p>1</text:p>
          </table:table-cell>
          <table:table-cell office:value-type="float" office:value="0.1469809684">
            <text:p>0,1469809684</text:p>
          </table:table-cell>
          <table:table-cell office:value-type="float" office:value="0.0210634813516">
            <text:p>0,0210634814</text:p>
          </table:table-cell>
          <table:table-cell/>
          <table:table-cell table:formula="of:=[.C83]/[.I$1]" office:value-type="float" office:value="0.0325572587168573">
            <text:p>0,0325572587</text:p>
          </table:table-cell>
          <table:table-cell table:formula="of:=[.D83]/[.J$1]" office:value-type="float" office:value="0.328929472451237">
            <text:p>0,3289294725</text:p>
          </table:table-cell>
          <table:table-cell table:number-columns-repeated="14"/>
        </table:table-row>
        <table:table-row table:style-name="ro2">
          <table:table-cell office:value-type="string">
            <text:p>источник</text:p>
          </table:table-cell>
          <table:table-cell office:value-type="float" office:value="1">
            <text:p>1</text:p>
          </table:table-cell>
          <table:table-cell office:value-type="float" office:value="0.144471255812">
            <text:p>0,1444712558</text:p>
          </table:table-cell>
          <table:table-cell office:value-type="float" office:value="0.0177464363384">
            <text:p>0,0177464363</text:p>
          </table:table-cell>
          <table:table-cell/>
          <table:table-cell table:formula="of:=[.C84]/[.I$1]" office:value-type="float" office:value="0.0320013407437895">
            <text:p>0,0320013407</text:p>
          </table:table-cell>
          <table:table-cell table:formula="of:=[.D84]/[.J$1]" office:value-type="float" office:value="0.277130159314142">
            <text:p>0,2771301593</text:p>
          </table:table-cell>
          <table:table-cell table:number-columns-repeated="14"/>
        </table:table-row>
        <table:table-row table:style-name="ro1">
          <table:table-cell office:value-type="string">
            <text:p>навред</text:p>
          </table:table-cell>
          <table:table-cell office:value-type="float" office:value="1">
            <text:p>1</text:p>
          </table:table-cell>
          <table:table-cell office:value-type="float" office:value="0.143259238188">
            <text:p>0,1432592382</text:p>
          </table:table-cell>
          <table:table-cell office:value-type="float" office:value="0.0157303016066">
            <text:p>0,0157303016</text:p>
          </table:table-cell>
          <table:table-cell/>
          <table:table-cell table:formula="of:=[.C85]/[.I$1]" office:value-type="float" office:value="0.031732870806603">
            <text:p>0,0317328708</text:p>
          </table:table-cell>
          <table:table-cell table:formula="of:=[.D85]/[.J$1]" office:value-type="float" office:value="0.245645993774185">
            <text:p>0,2456459938</text:p>
          </table:table-cell>
          <table:table-cell table:number-columns-repeated="14"/>
        </table:table-row>
        <table:table-row table:style-name="ro1">
          <table:table-cell office:value-type="string">
            <text:p>однак</text:p>
          </table:table-cell>
          <table:table-cell office:value-type="float" office:value="1">
            <text:p>1</text:p>
          </table:table-cell>
          <table:table-cell office:value-type="float" office:value="0.141959766421">
            <text:p>0,1419597664</text:p>
          </table:table-cell>
          <table:table-cell office:value-type="float" office:value="0.0158099531716">
            <text:p>0,0158099532</text:p>
          </table:table-cell>
          <table:table-cell/>
          <table:table-cell table:formula="of:=[.C86]/[.I$1]" office:value-type="float" office:value="0.0314450291970802">
            <text:p>0,0314450292</text:p>
          </table:table-cell>
          <table:table-cell table:formula="of:=[.D86]/[.J$1]" office:value-type="float" office:value="0.246889840734619">
            <text:p>0,2468898407</text:p>
          </table:table-cell>
          <table:table-cell table:number-columns-repeated="14"/>
        </table:table-row>
        <table:table-row table:style-name="ro1">
          <table:table-cell office:value-type="string">
            <text:p>появ</text:p>
          </table:table-cell>
          <table:table-cell office:value-type="float" office:value="1">
            <text:p>1</text:p>
          </table:table-cell>
          <table:table-cell office:value-type="float" office:value="0.133597501609">
            <text:p>0,1335975016</text:p>
          </table:table-cell>
          <table:table-cell office:value-type="float" office:value="0.0156137748965">
            <text:p>0,0156137749</text:p>
          </table:table-cell>
          <table:table-cell/>
          <table:table-cell table:formula="of:=[.C87]/[.I$1]" office:value-type="float" office:value="0.0295927321146291">
            <text:p>0,0295927321</text:p>
          </table:table-cell>
          <table:table-cell table:formula="of:=[.D87]/[.J$1]" office:value-type="float" office:value="0.243826300788022">
            <text:p>0,2438263008</text:p>
          </table:table-cell>
          <table:table-cell table:number-columns-repeated="14"/>
        </table:table-row>
        <table:table-row table:style-name="ro1">
          <table:table-cell office:value-type="string">
            <text:p>выясн</text:p>
          </table:table-cell>
          <table:table-cell office:value-type="float" office:value="1">
            <text:p>1</text:p>
          </table:table-cell>
          <table:table-cell office:value-type="float" office:value="0.133030703506">
            <text:p>0,1330307035</text:p>
          </table:table-cell>
          <table:table-cell office:value-type="float" office:value="0.0150018215576">
            <text:p>0,0150018216</text:p>
          </table:table-cell>
          <table:table-cell/>
          <table:table-cell table:formula="of:=[.C88]/[.I$1]" office:value-type="float" office:value="0.029467182577975">
            <text:p>0,0294671826</text:p>
          </table:table-cell>
          <table:table-cell table:formula="of:=[.D88]/[.J$1]" office:value-type="float" office:value="0.234269975052065">
            <text:p>0,2342699751</text:p>
          </table:table-cell>
          <table:table-cell table:number-columns-repeated="14"/>
        </table:table-row>
        <table:table-row table:style-name="ro2">
          <table:table-cell office:value-type="string">
            <text:p>расследован</text:p>
          </table:table-cell>
          <table:table-cell office:value-type="float" office:value="1">
            <text:p>1</text:p>
          </table:table-cell>
          <table:table-cell office:value-type="float" office:value="0.132126976996">
            <text:p>0,132126977</text:p>
          </table:table-cell>
          <table:table-cell office:value-type="float" office:value="0.0137963927632">
            <text:p>0,0137963928</text:p>
          </table:table-cell>
          <table:table-cell/>
          <table:table-cell table:formula="of:=[.C89]/[.I$1]" office:value-type="float" office:value="0.0292670011659484">
            <text:p>0,0292670012</text:p>
          </table:table-cell>
          <table:table-cell table:formula="of:=[.D89]/[.J$1]" office:value-type="float" office:value="0.215445876091358">
            <text:p>0,2154458761</text:p>
          </table:table-cell>
          <table:table-cell table:number-columns-repeated="14"/>
        </table:table-row>
        <table:table-row table:style-name="ro2">
          <table:table-cell office:value-type="string">
            <text:p>убежищ</text:p>
          </table:table-cell>
          <table:table-cell office:value-type="float" office:value="1">
            <text:p>1</text:p>
          </table:table-cell>
          <table:table-cell office:value-type="float" office:value="0.13162907708">
            <text:p>0,1316290771</text:p>
          </table:table-cell>
          <table:table-cell office:value-type="float" office:value="0.0160837863778">
            <text:p>0,0160837864</text:p>
          </table:table-cell>
          <table:table-cell/>
          <table:table-cell table:formula="of:=[.C90]/[.I$1]" office:value-type="float" office:value="0.0291567130343843">
            <text:p>0,029156713</text:p>
          </table:table-cell>
          <table:table-cell table:formula="of:=[.D90]/[.J$1]" office:value-type="float" office:value="0.25116604800309">
            <text:p>0,251166048</text:p>
          </table:table-cell>
          <table:table-cell table:number-columns-repeated="14"/>
        </table:table-row>
        <table:table-row table:style-name="ro1">
          <table:table-cell office:value-type="string">
            <text:p>сноуден</text:p>
          </table:table-cell>
          <table:table-cell office:value-type="float" office:value="1">
            <text:p>1</text:p>
          </table:table-cell>
          <table:table-cell office:value-type="float" office:value="0.130687902689">
            <text:p>0,1306879027</text:p>
          </table:table-cell>
          <table:table-cell office:value-type="float" office:value="0.0170898133419">
            <text:p>0,0170898133</text:p>
          </table:table-cell>
          <table:table-cell/>
          <table:table-cell table:formula="of:=[.C91]/[.I$1]" office:value-type="float" office:value="0.0289482366685049">
            <text:p>0,0289482367</text:p>
          </table:table-cell>
          <table:table-cell table:formula="of:=[.D91]/[.J$1]" office:value-type="float" office:value="0.266876267650517">
            <text:p>0,2668762677</text:p>
          </table:table-cell>
          <table:table-cell table:number-columns-repeated="14"/>
        </table:table-row>
        <table:table-row table:style-name="ro2">
          <table:table-cell office:value-type="string">
            <text:p>могут</text:p>
          </table:table-cell>
          <table:table-cell office:value-type="float" office:value="1">
            <text:p>1</text:p>
          </table:table-cell>
          <table:table-cell office:value-type="float" office:value="0.127110052943">
            <text:p>0,1271100529</text:p>
          </table:table-cell>
          <table:table-cell office:value-type="float" office:value="0.0147057340702">
            <text:p>0,0147057341</text:p>
          </table:table-cell>
          <table:table-cell/>
          <table:table-cell table:formula="of:=[.C92]/[.I$1]" office:value-type="float" office:value="0.0281557192351352">
            <text:p>0,0281557192</text:p>
          </table:table-cell>
          <table:table-cell table:formula="of:=[.D92]/[.J$1]" office:value-type="float" office:value="0.229646242659295">
            <text:p>0,2296462427</text:p>
          </table:table-cell>
          <table:table-cell table:number-columns-repeated="14"/>
        </table:table-row>
        <table:table-row table:style-name="ro1">
          <table:table-cell office:value-type="string">
            <text:p>десят</text:p>
          </table:table-cell>
          <table:table-cell office:value-type="float" office:value="1">
            <text:p>1</text:p>
          </table:table-cell>
          <table:table-cell office:value-type="float" office:value="0.126457147499">
            <text:p>0,1264571475</text:p>
          </table:table-cell>
          <table:table-cell office:value-type="float" office:value="0.0148832971463">
            <text:p>0,0148832971</text:p>
          </table:table-cell>
          <table:table-cell/>
          <table:table-cell table:formula="of:=[.C93]/[.I$1]" office:value-type="float" office:value="0.0280110963517146">
            <text:p>0,0280110964</text:p>
          </table:table-cell>
          <table:table-cell table:formula="of:=[.D93]/[.J$1]" office:value-type="float" office:value="0.232419085760274">
            <text:p>0,2324190858</text:p>
          </table:table-cell>
          <table:table-cell table:number-columns-repeated="14"/>
        </table:table-row>
        <table:table-row table:style-name="ro2">
          <table:table-cell office:value-type="string">
            <text:p>существен</text:p>
          </table:table-cell>
          <table:table-cell office:value-type="float" office:value="1">
            <text:p>1</text:p>
          </table:table-cell>
          <table:table-cell office:value-type="float" office:value="0.125945644084">
            <text:p>0,1259456441</text:p>
          </table:table-cell>
          <table:table-cell office:value-type="float" office:value="0.0148395582312">
            <text:p>0,0148395582</text:p>
          </table:table-cell>
          <table:table-cell/>
          <table:table-cell table:formula="of:=[.C94]/[.I$1]" office:value-type="float" office:value="0.0278977949549556">
            <text:p>0,027897795</text:p>
          </table:table-cell>
          <table:table-cell table:formula="of:=[.D94]/[.J$1]" office:value-type="float" office:value="0.231736054402386">
            <text:p>0,2317360544</text:p>
          </table:table-cell>
          <table:table-cell table:number-columns-repeated="14"/>
        </table:table-row>
        <table:table-row table:style-name="ro2">
          <table:table-cell office:value-type="string">
            <text:p>прич</text:p>
          </table:table-cell>
          <table:table-cell office:value-type="float" office:value="1">
            <text:p>1</text:p>
          </table:table-cell>
          <table:table-cell office:value-type="float" office:value="0.125124749526">
            <text:p>0,1251247495</text:p>
          </table:table-cell>
          <table:table-cell office:value-type="float" office:value="0.0149280703147">
            <text:p>0,0149280703</text:p>
          </table:table-cell>
          <table:table-cell/>
          <table:table-cell table:formula="of:=[.C95]/[.I$1]" office:value-type="float" office:value="0.027715961369322">
            <text:p>0,0277159614</text:p>
          </table:table-cell>
          <table:table-cell table:formula="of:=[.D95]/[.J$1]" office:value-type="float" office:value="0.233118268123149">
            <text:p>0,2331182681</text:p>
          </table:table-cell>
          <table:table-cell table:number-columns-repeated="14"/>
        </table:table-row>
        <table:table-row table:style-name="ro1">
          <table:table-cell office:value-type="string">
            <text:p>меркел</text:p>
          </table:table-cell>
          <table:table-cell office:value-type="float" office:value="1">
            <text:p>1</text:p>
          </table:table-cell>
          <table:table-cell office:value-type="float" office:value="0.12488055559">
            <text:p>0,1248805556</text:p>
          </table:table-cell>
          <table:table-cell office:value-type="float" office:value="0.0153913604966">
            <text:p>0,0153913605</text:p>
          </table:table-cell>
          <table:table-cell/>
          <table:table-cell table:formula="of:=[.C96]/[.I$1]" office:value-type="float" office:value="0.0276618707939368">
            <text:p>0,0276618708</text:p>
          </table:table-cell>
          <table:table-cell table:formula="of:=[.D96]/[.J$1]" office:value-type="float" office:value="0.240353054841473">
            <text:p>0,2403530548</text:p>
          </table:table-cell>
          <table:table-cell table:number-columns-repeated="14"/>
        </table:table-row>
        <table:table-row table:style-name="ro2">
          <table:table-cell office:value-type="string">
            <text:p>миров</text:p>
          </table:table-cell>
          <table:table-cell office:value-type="float" office:value="1">
            <text:p>1</text:p>
          </table:table-cell>
          <table:table-cell office:value-type="float" office:value="0.124376351912">
            <text:p>0,1243763519</text:p>
          </table:table-cell>
          <table:table-cell office:value-type="float" office:value="0.0146919186202">
            <text:p>0,0146919186</text:p>
          </table:table-cell>
          <table:table-cell/>
          <table:table-cell table:formula="of:=[.C97]/[.I$1]" office:value-type="float" office:value="0.0275501863373072">
            <text:p>0,0275501863</text:p>
          </table:table-cell>
          <table:table-cell table:formula="of:=[.D97]/[.J$1]" office:value-type="float" office:value="0.229430499183451">
            <text:p>0,2294304992</text:p>
          </table:table-cell>
          <table:table-cell table:number-columns-repeated="14"/>
        </table:table-row>
        <table:table-row table:style-name="ro2">
          <table:table-cell office:value-type="string">
            <text:p>посл</text:p>
          </table:table-cell>
          <table:table-cell office:value-type="float" office:value="1">
            <text:p>1</text:p>
          </table:table-cell>
          <table:table-cell office:value-type="float" office:value="0.123747316136">
            <text:p>0,1237473161</text:p>
          </table:table-cell>
          <table:table-cell office:value-type="float" office:value="0.0131430289126">
            <text:p>0,0131430289</text:p>
          </table:table-cell>
          <table:table-cell/>
          <table:table-cell table:formula="of:=[.C98]/[.I$1]" office:value-type="float" office:value="0.0274108507435611">
            <text:p>0,0274108507</text:p>
          </table:table-cell>
          <table:table-cell table:formula="of:=[.D98]/[.J$1]" office:value-type="float" office:value="0.205242879582415">
            <text:p>0,2052428796</text:p>
          </table:table-cell>
          <table:table-cell table:number-columns-repeated="14"/>
        </table:table-row>
        <table:table-row table:style-name="ro2">
          <table:table-cell office:value-type="string">
            <text:p>росс</text:p>
          </table:table-cell>
          <table:table-cell office:value-type="float" office:value="1">
            <text:p>1</text:p>
          </table:table-cell>
          <table:table-cell office:value-type="float" office:value="0.118249505883">
            <text:p>0,1182495059</text:p>
          </table:table-cell>
          <table:table-cell office:value-type="float" office:value="0.0148211538878">
            <text:p>0,0148211539</text:p>
          </table:table-cell>
          <table:table-cell/>
          <table:table-cell table:formula="of:=[.C99]/[.I$1]" office:value-type="float" office:value="0.0261930493320478">
            <text:p>0,0261930493</text:p>
          </table:table-cell>
          <table:table-cell table:formula="of:=[.D99]/[.J$1]" office:value-type="float" office:value="0.231448650299317">
            <text:p>0,2314486503</text:p>
          </table:table-cell>
          <table:table-cell table:number-columns-repeated="14"/>
        </table:table-row>
        <table:table-row table:style-name="ro1">
          <table:table-cell office:value-type="string">
            <text:p>эдвард</text:p>
          </table:table-cell>
          <table:table-cell office:value-type="float" office:value="1">
            <text:p>1</text:p>
          </table:table-cell>
          <table:table-cell office:value-type="float" office:value="0.117910922753">
            <text:p>0,1179109228</text:p>
          </table:table-cell>
          <table:table-cell office:value-type="float" office:value="0.01636362215">
            <text:p>0,0163636222</text:p>
          </table:table-cell>
          <table:table-cell/>
          <table:table-cell table:formula="of:=[.C100]/[.I$1]" office:value-type="float" office:value="0.026118050924563">
            <text:p>0,0261180509</text:p>
          </table:table-cell>
          <table:table-cell table:formula="of:=[.D100]/[.J$1]" office:value-type="float" office:value="0.255535991954246">
            <text:p>0,255535992</text:p>
          </table:table-cell>
          <table:table-cell table:number-columns-repeated="14"/>
        </table:table-row>
        <table:table-row table:style-name="ro2">
          <table:table-cell office:value-type="string">
            <text:p>пресс</text:p>
          </table:table-cell>
          <table:table-cell office:value-type="float" office:value="1">
            <text:p>1</text:p>
          </table:table-cell>
          <table:table-cell office:value-type="float" office:value="0.116302269639">
            <text:p>0,1163022696</text:p>
          </table:table-cell>
          <table:table-cell office:value-type="float" office:value="0.0158172372135">
            <text:p>0,0158172372</text:p>
          </table:table-cell>
          <table:table-cell/>
          <table:table-cell table:formula="of:=[.C101]/[.I$1]" office:value-type="float" office:value="0.0257617235973703">
            <text:p>0,0257617236</text:p>
          </table:table-cell>
          <table:table-cell table:formula="of:=[.D101]/[.J$1]" office:value-type="float" office:value="0.247003589075622">
            <text:p>0,2470035891</text:p>
          </table:table-cell>
          <table:table-cell table:number-columns-repeated="14"/>
        </table:table-row>
        <table:table-row table:style-name="ro1">
          <table:table-cell office:value-type="string">
            <text:p>сво</text:p>
          </table:table-cell>
          <table:table-cell office:value-type="float" office:value="1">
            <text:p>1</text:p>
          </table:table-cell>
          <table:table-cell office:value-type="float" office:value="0.112556062694">
            <text:p>0,1125560627</text:p>
          </table:table-cell>
          <table:table-cell office:value-type="float" office:value="0.0135778838605">
            <text:p>0,0135778839</text:p>
          </table:table-cell>
          <table:table-cell/>
          <table:table-cell table:formula="of:=[.C102]/[.I$1]" office:value-type="float" office:value="0.0249319139285203">
            <text:p>0,0249319139</text:p>
          </table:table-cell>
          <table:table-cell table:formula="of:=[.D102]/[.J$1]" office:value-type="float" office:value="0.212033618787294">
            <text:p>0,2120336188</text:p>
          </table:table-cell>
          <table:table-cell table:number-columns-repeated="14"/>
        </table:table-row>
        <table:table-row table:style-name="ro2">
          <table:table-cell office:value-type="string">
            <text:p>прилетел</text:p>
          </table:table-cell>
          <table:table-cell office:value-type="float" office:value="1">
            <text:p>1</text:p>
          </table:table-cell>
          <table:table-cell office:value-type="float" office:value="0.109660356511">
            <text:p>0,1096603565</text:p>
          </table:table-cell>
          <table:table-cell office:value-type="float" office:value="0.0124413983675">
            <text:p>0,0124413984</text:p>
          </table:table-cell>
          <table:table-cell/>
          <table:table-cell table:formula="of:=[.C103]/[.I$1]" office:value-type="float" office:value="0.0242904958157251">
            <text:p>0,0242904958</text:p>
          </table:table-cell>
          <table:table-cell table:formula="of:=[.D103]/[.J$1]" office:value-type="float" office:value="0.194286145450814">
            <text:p>0,1942861455</text:p>
          </table:table-cell>
          <table:table-cell table:number-columns-repeated="14"/>
        </table:table-row>
        <table:table-row table:style-name="ro2">
          <table:table-cell office:value-type="string">
            <text:p>лидер</text:p>
          </table:table-cell>
          <table:table-cell office:value-type="float" office:value="1">
            <text:p>1</text:p>
          </table:table-cell>
          <table:table-cell office:value-type="float" office:value="0.109044541328">
            <text:p>0,1090445413</text:p>
          </table:table-cell>
          <table:table-cell office:value-type="float" office:value="0.0139298701865">
            <text:p>0,0139298702</text:p>
          </table:table-cell>
          <table:table-cell/>
          <table:table-cell table:formula="of:=[.C104]/[.I$1]" office:value-type="float" office:value="0.024154088670957">
            <text:p>0,0241540887</text:p>
          </table:table-cell>
          <table:table-cell table:formula="of:=[.D104]/[.J$1]" office:value-type="float" office:value="0.217530273143172">
            <text:p>0,2175302731</text:p>
          </table:table-cell>
          <table:table-cell table:number-columns-repeated="14"/>
        </table:table-row>
        <table:table-row table:style-name="ro2">
          <table:table-cell office:value-type="string">
            <text:p>проч</text:p>
          </table:table-cell>
          <table:table-cell office:value-type="float" office:value="1">
            <text:p>1</text:p>
          </table:table-cell>
          <table:table-cell office:value-type="float" office:value="0.108977814055">
            <text:p>0,1089778141</text:p>
          </table:table-cell>
          <table:table-cell office:value-type="float" office:value="0.0147267508671">
            <text:p>0,0147267509</text:p>
          </table:table-cell>
          <table:table-cell/>
          <table:table-cell table:formula="of:=[.C105]/[.I$1]" office:value-type="float" office:value="0.0241393081377071">
            <text:p>0,0241393081</text:p>
          </table:table-cell>
          <table:table-cell table:formula="of:=[.D105]/[.J$1]" office:value-type="float" office:value="0.22997444310259">
            <text:p>0,2299744431</text:p>
          </table:table-cell>
          <table:table-cell table:number-columns-repeated="14"/>
        </table:table-row>
        <table:table-row table:style-name="ro1">
          <table:table-cell office:value-type="string">
            <text:p>благодар</text:p>
          </table:table-cell>
          <table:table-cell office:value-type="float" office:value="1">
            <text:p>1</text:p>
          </table:table-cell>
          <table:table-cell office:value-type="float" office:value="0.108845738595">
            <text:p>0,1088457386</text:p>
          </table:table-cell>
          <table:table-cell office:value-type="float" office:value="0.0161318828926">
            <text:p>0,0161318829</text:p>
          </table:table-cell>
          <table:table-cell/>
          <table:table-cell table:formula="of:=[.C106]/[.I$1]" office:value-type="float" office:value="0.0241100525478973">
            <text:p>0,0241100525</text:p>
          </table:table-cell>
          <table:table-cell table:formula="of:=[.D106]/[.J$1]" office:value-type="float" office:value="0.2519171280822">
            <text:p>0,2519171281</text:p>
          </table:table-cell>
          <table:table-cell table:number-columns-repeated="14"/>
        </table:table-row>
        <table:table-row table:style-name="ro1">
          <table:table-cell office:value-type="string">
            <text:p>эт</text:p>
          </table:table-cell>
          <table:table-cell office:value-type="float" office:value="1">
            <text:p>1</text:p>
          </table:table-cell>
          <table:table-cell office:value-type="float" office:value="0.108650972828">
            <text:p>0,1086509728</text:p>
          </table:table-cell>
          <table:table-cell office:value-type="float" office:value="0.0145590234008">
            <text:p>0,0145590234</text:p>
          </table:table-cell>
          <table:table-cell/>
          <table:table-cell table:formula="of:=[.C107]/[.I$1]" office:value-type="float" office:value="0.0240669106395643">
            <text:p>0,0240669106</text:p>
          </table:table-cell>
          <table:table-cell table:formula="of:=[.D107]/[.J$1]" office:value-type="float" office:value="0.227355193887101">
            <text:p>0,2273551939</text:p>
          </table:table-cell>
          <table:table-cell table:number-columns-repeated="14"/>
        </table:table-row>
        <table:table-row table:style-name="ro2">
          <table:table-cell office:value-type="string">
            <text:p>материал</text:p>
          </table:table-cell>
          <table:table-cell office:value-type="float" office:value="1">
            <text:p>1</text:p>
          </table:table-cell>
          <table:table-cell office:value-type="float" office:value="0.107243605111">
            <text:p>0,1072436051</text:p>
          </table:table-cell>
          <table:table-cell office:value-type="float" office:value="0.0135543477534">
            <text:p>0,0135543478</text:p>
          </table:table-cell>
          <table:table-cell/>
          <table:table-cell table:formula="of:=[.C108]/[.I$1]" office:value-type="float" office:value="0.0237551693619628">
            <text:p>0,0237551694</text:p>
          </table:table-cell>
          <table:table-cell table:formula="of:=[.D108]/[.J$1]" office:value-type="float" office:value="0.211666076539043">
            <text:p>0,2116660765</text:p>
          </table:table-cell>
          <table:table-cell table:number-columns-repeated="14"/>
        </table:table-row>
        <table:table-row table:style-name="ro1">
          <table:table-cell office:value-type="string">
            <text:p>бол</text:p>
          </table:table-cell>
          <table:table-cell office:value-type="float" office:value="1">
            <text:p>1</text:p>
          </table:table-cell>
          <table:table-cell office:value-type="float" office:value="0.107022684711">
            <text:p>0,1070226847</text:p>
          </table:table-cell>
          <table:table-cell office:value-type="float" office:value="0.014285779166">
            <text:p>0,0142857792</text:p>
          </table:table-cell>
          <table:table-cell/>
          <table:table-cell table:formula="of:=[.C109]/[.I$1]" office:value-type="float" office:value="0.0237062340290627">
            <text:p>0,023706234</text:p>
          </table:table-cell>
          <table:table-cell table:formula="of:=[.D109]/[.J$1]" office:value-type="float" office:value="0.223088184056066">
            <text:p>0,2230881841</text:p>
          </table:table-cell>
          <table:table-cell table:number-columns-repeated="14"/>
        </table:table-row>
        <table:table-row table:style-name="ro2">
          <table:table-cell office:value-type="string">
            <text:p>сведен</text:p>
          </table:table-cell>
          <table:table-cell office:value-type="float" office:value="1">
            <text:p>1</text:p>
          </table:table-cell>
          <table:table-cell office:value-type="float" office:value="0.106343714999">
            <text:p>0,106343715</text:p>
          </table:table-cell>
          <table:table-cell office:value-type="float" office:value="0.0136002546539">
            <text:p>0,0136002547</text:p>
          </table:table-cell>
          <table:table-cell/>
          <table:table-cell table:formula="of:=[.C110]/[.I$1]" office:value-type="float" office:value="0.0235558377375215">
            <text:p>0,0235558377</text:p>
          </table:table-cell>
          <table:table-cell table:formula="of:=[.D110]/[.J$1]" office:value-type="float" office:value="0.212382963377989">
            <text:p>0,2123829634</text:p>
          </table:table-cell>
          <table:table-cell table:number-columns-repeated="14"/>
        </table:table-row>
        <table:table-row table:style-name="ro1">
          <table:table-cell office:value-type="string">
            <text:p>котор</text:p>
          </table:table-cell>
          <table:table-cell office:value-type="float" office:value="1">
            <text:p>1</text:p>
          </table:table-cell>
          <table:table-cell office:value-type="float" office:value="0.105162899039">
            <text:p>0,105162899</text:p>
          </table:table-cell>
          <table:table-cell office:value-type="float" office:value="0.0143593711209">
            <text:p>0,0143593711</text:p>
          </table:table-cell>
          <table:table-cell/>
          <table:table-cell table:formula="of:=[.C111]/[.I$1]" office:value-type="float" office:value="0.0232942791757212">
            <text:p>0,0232942792</text:p>
          </table:table-cell>
          <table:table-cell table:formula="of:=[.D111]/[.J$1]" office:value-type="float" office:value="0.224237403527332">
            <text:p>0,2242374035</text:p>
          </table:table-cell>
          <table:table-cell table:number-columns-repeated="14"/>
        </table:table-row>
        <table:table-row table:style-name="ro1">
          <table:table-cell office:value-type="string">
            <text:p>больш</text:p>
          </table:table-cell>
          <table:table-cell office:value-type="float" office:value="1">
            <text:p>1</text:p>
          </table:table-cell>
          <table:table-cell office:value-type="float" office:value="0.104248964221">
            <text:p>0,1042489642</text:p>
          </table:table-cell>
          <table:table-cell office:value-type="float" office:value="0.013608573253">
            <text:p>0,0136085733</text:p>
          </table:table-cell>
          <table:table-cell/>
          <table:table-cell table:formula="of:=[.C112]/[.I$1]" office:value-type="float" office:value="0.0230918365558101">
            <text:p>0,0230918366</text:p>
          </table:table-cell>
          <table:table-cell table:formula="of:=[.D112]/[.J$1]" office:value-type="float" office:value="0.212512867469711">
            <text:p>0,2125128675</text:p>
          </table:table-cell>
          <table:table-cell table:number-columns-repeated="14"/>
        </table:table-row>
        <table:table-row table:style-name="ro2">
          <table:table-cell office:value-type="string">
            <text:p>сред</text:p>
          </table:table-cell>
          <table:table-cell office:value-type="float" office:value="1">
            <text:p>1</text:p>
          </table:table-cell>
          <table:table-cell office:value-type="float" office:value="0.10366101187">
            <text:p>0,1036610119</text:p>
          </table:table-cell>
          <table:table-cell office:value-type="float" office:value="0.0141746973846">
            <text:p>0,0141746974</text:p>
          </table:table-cell>
          <table:table-cell/>
          <table:table-cell table:formula="of:=[.C113]/[.I$1]" office:value-type="float" office:value="0.0229616012130098">
            <text:p>0,0229616012</text:p>
          </table:table-cell>
          <table:table-cell table:formula="of:=[.D113]/[.J$1]" office:value-type="float" office:value="0.221353519631656">
            <text:p>0,2213535196</text:p>
          </table:table-cell>
          <table:table-cell table:number-columns-repeated="14"/>
        </table:table-row>
        <table:table-row table:style-name="ro2">
          <table:table-cell office:value-type="string">
            <text:p>част</text:p>
          </table:table-cell>
          <table:table-cell office:value-type="float" office:value="1">
            <text:p>1</text:p>
          </table:table-cell>
          <table:table-cell office:value-type="float" office:value="0.103225738502">
            <text:p>0,1032257385</text:p>
          </table:table-cell>
          <table:table-cell office:value-type="float" office:value="0.0144547521644">
            <text:p>0,0144547522</text:p>
          </table:table-cell>
          <table:table-cell/>
          <table:table-cell table:formula="of:=[.C114]/[.I$1]" office:value-type="float" office:value="0.0228651852769278">
            <text:p>0,0228651853</text:p>
          </table:table-cell>
          <table:table-cell table:formula="of:=[.D114]/[.J$1]" office:value-type="float" office:value="0.225726883627825">
            <text:p>0,2257268836</text:p>
          </table:table-cell>
          <table:table-cell table:number-columns-repeated="14"/>
        </table:table-row>
        <table:table-row table:style-name="ro1">
          <table:table-cell office:value-type="string">
            <text:p>провест</text:p>
          </table:table-cell>
          <table:table-cell office:value-type="float" office:value="1">
            <text:p>1</text:p>
          </table:table-cell>
          <table:table-cell office:value-type="float" office:value="0.102750829362">
            <text:p>0,1027508294</text:p>
          </table:table-cell>
          <table:table-cell office:value-type="float" office:value="0.0130884007385">
            <text:p>0,0130884007</text:p>
          </table:table-cell>
          <table:table-cell/>
          <table:table-cell table:formula="of:=[.C115]/[.I$1]" office:value-type="float" office:value="0.0227599897546347">
            <text:p>0,0227599898</text:p>
          </table:table-cell>
          <table:table-cell table:formula="of:=[.D115]/[.J$1]" office:value-type="float" office:value="0.204389800445697">
            <text:p>0,2043898004</text:p>
          </table:table-cell>
          <table:table-cell table:number-columns-repeated="14"/>
        </table:table-row>
        <table:table-row table:style-name="ro1">
          <table:table-cell office:value-type="string">
            <text:p>сми</text:p>
          </table:table-cell>
          <table:table-cell office:value-type="float" office:value="1">
            <text:p>1</text:p>
          </table:table-cell>
          <table:table-cell office:value-type="float" office:value="0.102264991854">
            <text:p>0,1022649919</text:p>
          </table:table-cell>
          <table:table-cell office:value-type="float" office:value="0.0123737288391">
            <text:p>0,0123737288</text:p>
          </table:table-cell>
          <table:table-cell/>
          <table:table-cell table:formula="of:=[.C116]/[.I$1]" office:value-type="float" office:value="0.0226523735263944">
            <text:p>0,0226523735</text:p>
          </table:table-cell>
          <table:table-cell table:formula="of:=[.D116]/[.J$1]" office:value-type="float" office:value="0.193229411195631">
            <text:p>0,1932294112</text:p>
          </table:table-cell>
          <table:table-cell table:number-columns-repeated="14"/>
        </table:table-row>
        <table:table-row table:style-name="ro1">
          <table:table-cell office:value-type="string">
            <text:p>пообеща</text:p>
          </table:table-cell>
          <table:table-cell office:value-type="float" office:value="1">
            <text:p>1</text:p>
          </table:table-cell>
          <table:table-cell office:value-type="float" office:value="0.102223507148">
            <text:p>0,1022235071</text:p>
          </table:table-cell>
          <table:table-cell office:value-type="float" office:value="0.0144123499955">
            <text:p>0,01441235</text:p>
          </table:table-cell>
          <table:table-cell/>
          <table:table-cell table:formula="of:=[.C117]/[.I$1]" office:value-type="float" office:value="0.0226431843890474">
            <text:p>0,0226431844</text:p>
          </table:table-cell>
          <table:table-cell table:formula="of:=[.D117]/[.J$1]" office:value-type="float" office:value="0.225064727034893">
            <text:p>0,225064727</text:p>
          </table:table-cell>
          <table:table-cell table:number-columns-repeated="14"/>
        </table:table-row>
        <table:table-row table:style-name="ro2">
          <table:table-cell office:value-type="string">
            <text:p>повод</text:p>
          </table:table-cell>
          <table:table-cell office:value-type="float" office:value="1">
            <text:p>1</text:p>
          </table:table-cell>
          <table:table-cell office:value-type="float" office:value="0.101978925636">
            <text:p>0,1019789256</text:p>
          </table:table-cell>
          <table:table-cell office:value-type="float" office:value="0.0136989022326">
            <text:p>0,0136989022</text:p>
          </table:table-cell>
          <table:table-cell/>
          <table:table-cell table:formula="of:=[.C118]/[.I$1]" office:value-type="float" office:value="0.0225890079630092">
            <text:p>0,022589008</text:p>
          </table:table-cell>
          <table:table-cell table:formula="of:=[.D118]/[.J$1]" office:value-type="float" office:value="0.213923454025225">
            <text:p>0,213923454</text:p>
          </table:table-cell>
          <table:table-cell table:number-columns-repeated="14"/>
        </table:table-row>
        <table:table-row table:style-name="ro2">
          <table:table-cell office:value-type="string">
            <text:p>видим</text:p>
          </table:table-cell>
          <table:table-cell office:value-type="float" office:value="1">
            <text:p>1</text:p>
          </table:table-cell>
          <table:table-cell office:value-type="float" office:value="0.101393419455">
            <text:p>0,1013934195</text:p>
          </table:table-cell>
          <table:table-cell office:value-type="float" office:value="0.0132580814712">
            <text:p>0,0132580815</text:p>
          </table:table-cell>
          <table:table-cell/>
          <table:table-cell table:formula="of:=[.C119]/[.I$1]" office:value-type="float" office:value="0.0224593144630775">
            <text:p>0,0224593145</text:p>
          </table:table-cell>
          <table:table-cell table:formula="of:=[.D119]/[.J$1]" office:value-type="float" office:value="0.207039552068446">
            <text:p>0,2070395521</text:p>
          </table:table-cell>
          <table:table-cell table:number-columns-repeated="14"/>
        </table:table-row>
        <table:table-row table:style-name="ro2">
          <table:table-cell office:value-type="string">
            <text:p>журналист</text:p>
          </table:table-cell>
          <table:table-cell office:value-type="float" office:value="1">
            <text:p>1</text:p>
          </table:table-cell>
          <table:table-cell office:value-type="float" office:value="0.101234934421">
            <text:p>0,1012349344</text:p>
          </table:table-cell>
          <table:table-cell office:value-type="float" office:value="0.012396721466">
            <text:p>0,0123967215</text:p>
          </table:table-cell>
          <table:table-cell/>
          <table:table-cell table:formula="of:=[.C120]/[.I$1]" office:value-type="float" office:value="0.0224242089775793">
            <text:p>0,022424209</text:p>
          </table:table-cell>
          <table:table-cell table:formula="of:=[.D120]/[.J$1]" office:value-type="float" office:value="0.193588466401665">
            <text:p>0,1935884664</text:p>
          </table:table-cell>
          <table:table-cell table:number-columns-repeated="14"/>
        </table:table-row>
        <table:table-row table:style-name="ro2">
          <table:table-cell office:value-type="string">
            <text:p>мир</text:p>
          </table:table-cell>
          <table:table-cell office:value-type="float" office:value="1">
            <text:p>1</text:p>
          </table:table-cell>
          <table:table-cell office:value-type="float" office:value="0.10076936689">
            <text:p>0,1007693669</text:p>
          </table:table-cell>
          <table:table-cell office:value-type="float" office:value="0.0115854052453">
            <text:p>0,0115854052</text:p>
          </table:table-cell>
          <table:table-cell/>
          <table:table-cell table:formula="of:=[.C121]/[.I$1]" office:value-type="float" office:value="0.0223210826835975">
            <text:p>0,0223210827</text:p>
          </table:table-cell>
          <table:table-cell table:formula="of:=[.D121]/[.J$1]" office:value-type="float" office:value="0.180918869576176">
            <text:p>0,1809188696</text:p>
          </table:table-cell>
          <table:table-cell table:number-columns-repeated="14"/>
        </table:table-row>
        <table:table-row table:style-name="ro1">
          <table:table-cell office:value-type="string">
            <text:p>намер</text:p>
          </table:table-cell>
          <table:table-cell office:value-type="float" office:value="1">
            <text:p>1</text:p>
          </table:table-cell>
          <table:table-cell office:value-type="float" office:value="0.098783462191">
            <text:p>0,0987834622</text:p>
          </table:table-cell>
          <table:table-cell office:value-type="float" office:value="0.012995895543">
            <text:p>0,0129958955</text:p>
          </table:table-cell>
          <table:table-cell/>
          <table:table-cell table:formula="of:=[.C122]/[.I$1]" office:value-type="float" office:value="0.021881191629836">
            <text:p>0,0218811916</text:p>
          </table:table-cell>
          <table:table-cell table:formula="of:=[.D122]/[.J$1]" office:value-type="float" office:value="0.202945229880798">
            <text:p>0,2029452299</text:p>
          </table:table-cell>
          <table:table-cell table:number-columns-repeated="14"/>
        </table:table-row>
        <table:table-row table:style-name="ro1">
          <table:table-cell office:value-type="string">
            <text:p>немецк</text:p>
          </table:table-cell>
          <table:table-cell office:value-type="float" office:value="1">
            <text:p>1</text:p>
          </table:table-cell>
          <table:table-cell office:value-type="float" office:value="0.0981611078251">
            <text:p>0,0981611078</text:p>
          </table:table-cell>
          <table:table-cell office:value-type="float" office:value="0.0132642339261">
            <text:p>0,0132642339</text:p>
          </table:table-cell>
          <table:table-cell/>
          <table:table-cell table:formula="of:=[.C123]/[.I$1]" office:value-type="float" office:value="0.0217433360127127">
            <text:p>0,021743336</text:p>
          </table:table-cell>
          <table:table-cell table:formula="of:=[.D123]/[.J$1]" office:value-type="float" office:value="0.207135629431478">
            <text:p>0,2071356294</text:p>
          </table:table-cell>
          <table:table-cell table:number-columns-repeated="14"/>
        </table:table-row>
        <table:table-row table:style-name="ro1">
          <table:table-cell office:value-type="string">
            <text:p>значительн</text:p>
          </table:table-cell>
          <table:table-cell office:value-type="float" office:value="1">
            <text:p>1</text:p>
          </table:table-cell>
          <table:table-cell office:value-type="float" office:value="0.0977802278156">
            <text:p>0,0977802278</text:p>
          </table:table-cell>
          <table:table-cell office:value-type="float" office:value="0.0134104657082">
            <text:p>0,0134104657</text:p>
          </table:table-cell>
          <table:table-cell/>
          <table:table-cell table:formula="of:=[.C124]/[.I$1]" office:value-type="float" office:value="0.0216589685660673">
            <text:p>0,0216589686</text:p>
          </table:table-cell>
          <table:table-cell table:formula="of:=[.D124]/[.J$1]" office:value-type="float" office:value="0.209419199850767">
            <text:p>0,2094191999</text:p>
          </table:table-cell>
          <table:table-cell table:number-columns-repeated="14"/>
        </table:table-row>
        <table:table-row table:style-name="ro2">
          <table:table-cell office:value-type="string">
            <text:p>парламент</text:p>
          </table:table-cell>
          <table:table-cell office:value-type="float" office:value="1">
            <text:p>1</text:p>
          </table:table-cell>
          <table:table-cell office:value-type="float" office:value="0.0970680795417">
            <text:p>0,0970680795</text:p>
          </table:table-cell>
          <table:table-cell office:value-type="float" office:value="0.0128977938982">
            <text:p>0,0128977939</text:p>
          </table:table-cell>
          <table:table-cell/>
          <table:table-cell table:formula="of:=[.C125]/[.I$1]" office:value-type="float" office:value="0.0215012230031518">
            <text:p>0,021501223</text:p>
          </table:table-cell>
          <table:table-cell table:formula="of:=[.D125]/[.J$1]" office:value-type="float" office:value="0.201413264593009">
            <text:p>0,2014132646</text:p>
          </table:table-cell>
          <table:table-cell table:number-columns-repeated="14"/>
        </table:table-row>
        <table:table-row table:style-name="ro2">
          <table:table-cell office:value-type="string">
            <text:p>резонанс</text:p>
          </table:table-cell>
          <table:table-cell office:value-type="float" office:value="1">
            <text:p>1</text:p>
          </table:table-cell>
          <table:table-cell office:value-type="float" office:value="0.0970087643739">
            <text:p>0,0970087644</text:p>
          </table:table-cell>
          <table:table-cell office:value-type="float" office:value="0.0129044882123">
            <text:p>0,0129044882</text:p>
          </table:table-cell>
          <table:table-cell/>
          <table:table-cell table:formula="of:=[.C126]/[.I$1]" office:value-type="float" office:value="0.0214880843003325">
            <text:p>0,0214880843</text:p>
          </table:table-cell>
          <table:table-cell table:formula="of:=[.D126]/[.J$1]" office:value-type="float" office:value="0.201517803684557">
            <text:p>0,2015178037</text:p>
          </table:table-cell>
          <table:table-cell table:number-columns-repeated="14"/>
        </table:table-row>
        <table:table-row table:style-name="ro1">
          <table:table-cell office:value-type="string">
            <text:p>иностранц</text:p>
          </table:table-cell>
          <table:table-cell office:value-type="float" office:value="1">
            <text:p>1</text:p>
          </table:table-cell>
          <table:table-cell office:value-type="float" office:value="0.0969639277914">
            <text:p>0,0969639278</text:p>
          </table:table-cell>
          <table:table-cell office:value-type="float" office:value="0.0139133025705">
            <text:p>0,0139133026</text:p>
          </table:table-cell>
          <table:table-cell/>
          <table:table-cell table:formula="of:=[.C127]/[.I$1]" office:value-type="float" office:value="0.0214781527001238">
            <text:p>0,0214781527</text:p>
          </table:table-cell>
          <table:table-cell table:formula="of:=[.D127]/[.J$1]" office:value-type="float" office:value="0.217271551562457">
            <text:p>0,2172715516</text:p>
          </table:table-cell>
          <table:table-cell table:number-columns-repeated="14"/>
        </table:table-row>
        <table:table-row table:style-name="ro1">
          <table:table-cell office:value-type="string">
            <text:p>нескольк</text:p>
          </table:table-cell>
          <table:table-cell office:value-type="float" office:value="1">
            <text:p>1</text:p>
          </table:table-cell>
          <table:table-cell office:value-type="float" office:value="0.0967138706967">
            <text:p>0,0967138707</text:p>
          </table:table-cell>
          <table:table-cell office:value-type="float" office:value="0.0120703739242">
            <text:p>0,0120703739</text:p>
          </table:table-cell>
          <table:table-cell/>
          <table:table-cell table:formula="of:=[.C128]/[.I$1]" office:value-type="float" office:value="0.0214227633962244">
            <text:p>0,0214227634</text:p>
          </table:table-cell>
          <table:table-cell table:formula="of:=[.D128]/[.J$1]" office:value-type="float" office:value="0.188492189914023">
            <text:p>0,1884921899</text:p>
          </table:table-cell>
          <table:table-cell table:number-columns-repeated="14"/>
        </table:table-row>
        <table:table-row table:style-name="ro1">
          <table:table-cell office:value-type="string">
            <text:p>разглаша</text:p>
          </table:table-cell>
          <table:table-cell office:value-type="float" office:value="1">
            <text:p>1</text:p>
          </table:table-cell>
          <table:table-cell office:value-type="float" office:value="0.0965102382642">
            <text:p>0,0965102383</text:p>
          </table:table-cell>
          <table:table-cell office:value-type="float" office:value="0.0137651705639">
            <text:p>0,0137651706</text:p>
          </table:table-cell>
          <table:table-cell/>
          <table:table-cell table:formula="of:=[.C129]/[.I$1]" office:value-type="float" office:value="0.0213776574627134">
            <text:p>0,0213776575</text:p>
          </table:table-cell>
          <table:table-cell table:formula="of:=[.D129]/[.J$1]" office:value-type="float" office:value="0.214958307043626">
            <text:p>0,214958307</text:p>
          </table:table-cell>
          <table:table-cell table:number-columns-repeated="14"/>
        </table:table-row>
        <table:table-row table:style-name="ro1">
          <table:table-cell office:value-type="string">
            <text:p>вызва</text:p>
          </table:table-cell>
          <table:table-cell office:value-type="float" office:value="1">
            <text:p>1</text:p>
          </table:table-cell>
          <table:table-cell office:value-type="float" office:value="0.0961358326322">
            <text:p>0,0961358326</text:p>
          </table:table-cell>
          <table:table-cell office:value-type="float" office:value="0.0128015629869">
            <text:p>0,012801563</text:p>
          </table:table-cell>
          <table:table-cell/>
          <table:table-cell table:formula="of:=[.C130]/[.I$1]" office:value-type="float" office:value="0.0212947241335976">
            <text:p>0,0212947241</text:p>
          </table:table-cell>
          <table:table-cell table:formula="of:=[.D130]/[.J$1]" office:value-type="float" office:value="0.199910512870297">
            <text:p>0,1999105129</text:p>
          </table:table-cell>
          <table:table-cell table:number-columns-repeated="14"/>
        </table:table-row>
        <table:table-row table:style-name="ro1">
          <table:table-cell office:value-type="string">
            <text:p>влиятельн</text:p>
          </table:table-cell>
          <table:table-cell office:value-type="float" office:value="1">
            <text:p>1</text:p>
          </table:table-cell>
          <table:table-cell office:value-type="float" office:value="0.0960192751324">
            <text:p>0,0960192751</text:p>
          </table:table-cell>
          <table:table-cell office:value-type="float" office:value="0.0118352038035">
            <text:p>0,0118352038</text:p>
          </table:table-cell>
          <table:table-cell/>
          <table:table-cell table:formula="of:=[.C131]/[.I$1]" office:value-type="float" office:value="0.0212689058748278">
            <text:p>0,0212689059</text:p>
          </table:table-cell>
          <table:table-cell table:formula="of:=[.D131]/[.J$1]" office:value-type="float" office:value="0.184819749330868">
            <text:p>0,1848197493</text:p>
          </table:table-cell>
          <table:table-cell table:number-columns-repeated="14"/>
        </table:table-row>
        <table:table-row table:style-name="ro1">
          <table:table-cell office:value-type="string">
            <text:p>новост</text:p>
          </table:table-cell>
          <table:table-cell office:value-type="float" office:value="1">
            <text:p>1</text:p>
          </table:table-cell>
          <table:table-cell office:value-type="float" office:value="0.0939941022198">
            <text:p>0,0939941022</text:p>
          </table:table-cell>
          <table:table-cell office:value-type="float" office:value="0.0131952085689">
            <text:p>0,0131952086</text:p>
          </table:table-cell>
          <table:table-cell/>
          <table:table-cell table:formula="of:=[.C132]/[.I$1]" office:value-type="float" office:value="0.0208203166514771">
            <text:p>0,0208203167</text:p>
          </table:table-cell>
          <table:table-cell table:formula="of:=[.D132]/[.J$1]" office:value-type="float" office:value="0.206057722415513">
            <text:p>0,2060577224</text:p>
          </table:table-cell>
          <table:table-cell table:number-columns-repeated="14"/>
        </table:table-row>
        <table:table-row table:style-name="ro1">
          <table:table-cell office:value-type="string">
            <text:p>ещ</text:p>
          </table:table-cell>
          <table:table-cell office:value-type="float" office:value="1">
            <text:p>1</text:p>
          </table:table-cell>
          <table:table-cell office:value-type="float" office:value="0.0938117801436">
            <text:p>0,0938117801</text:p>
          </table:table-cell>
          <table:table-cell office:value-type="float" office:value="0.0119180954375">
            <text:p>0,0119180954</text:p>
          </table:table-cell>
          <table:table-cell/>
          <table:table-cell table:formula="of:=[.C133]/[.I$1]" office:value-type="float" office:value="0.0207799311031354">
            <text:p>0,0207799311</text:p>
          </table:table-cell>
          <table:table-cell table:formula="of:=[.D133]/[.J$1]" office:value-type="float" office:value="0.18611419353917">
            <text:p>0,1861141935</text:p>
          </table:table-cell>
          <table:table-cell table:number-columns-repeated="14"/>
        </table:table-row>
        <table:table-row table:style-name="ro1">
          <table:table-cell office:value-type="string">
            <text:p>сноуд</text:p>
          </table:table-cell>
          <table:table-cell office:value-type="float" office:value="1">
            <text:p>1</text:p>
          </table:table-cell>
          <table:table-cell office:value-type="float" office:value="0.0932794212567">
            <text:p>0,0932794213</text:p>
          </table:table-cell>
          <table:table-cell office:value-type="float" office:value="0.0123819838048">
            <text:p>0,0123819838</text:p>
          </table:table-cell>
          <table:table-cell/>
          <table:table-cell table:formula="of:=[.C134]/[.I$1]" office:value-type="float" office:value="0.0206620100811167">
            <text:p>0,0206620101</text:p>
          </table:table-cell>
          <table:table-cell table:formula="of:=[.D134]/[.J$1]" office:value-type="float" office:value="0.193358321581691">
            <text:p>0,1933583216</text:p>
          </table:table-cell>
          <table:table-cell table:number-columns-repeated="14"/>
        </table:table-row>
        <table:table-row table:style-name="ro2">
          <table:table-cell office:value-type="string">
            <text:p>например</text:p>
          </table:table-cell>
          <table:table-cell office:value-type="float" office:value="1">
            <text:p>1</text:p>
          </table:table-cell>
          <table:table-cell office:value-type="float" office:value="0.0911089126998">
            <text:p>0,0911089127</text:p>
          </table:table-cell>
          <table:table-cell office:value-type="float" office:value="0.0128492538108">
            <text:p>0,0128492538</text:p>
          </table:table-cell>
          <table:table-cell/>
          <table:table-cell table:formula="of:=[.C135]/[.I$1]" office:value-type="float" office:value="0.0201812280492428">
            <text:p>0,020181228</text:p>
          </table:table-cell>
          <table:table-cell table:formula="of:=[.D135]/[.J$1]" office:value-type="float" office:value="0.200655257638949">
            <text:p>0,2006552576</text:p>
          </table:table-cell>
          <table:table-cell table:number-columns-repeated="14"/>
        </table:table-row>
        <table:table-row table:style-name="ro2">
          <table:table-cell office:value-type="string">
            <text:p>газет</text:p>
          </table:table-cell>
          <table:table-cell office:value-type="float" office:value="1">
            <text:p>1</text:p>
          </table:table-cell>
          <table:table-cell office:value-type="float" office:value="0.0910542716601">
            <text:p>0,0910542717</text:p>
          </table:table-cell>
          <table:table-cell office:value-type="float" office:value="0.0118307485052">
            <text:p>0,0118307485</text:p>
          </table:table-cell>
          <table:table-cell/>
          <table:table-cell table:formula="of:=[.C136]/[.I$1]" office:value-type="float" office:value="0.0201691246967786">
            <text:p>0,0201691247</text:p>
          </table:table-cell>
          <table:table-cell table:formula="of:=[.D136]/[.J$1]" office:value-type="float" office:value="0.184750174938346">
            <text:p>0,1847501749</text:p>
          </table:table-cell>
          <table:table-cell table:number-columns-repeated="14"/>
        </table:table-row>
        <table:table-row table:style-name="ro2">
          <table:table-cell office:value-type="string">
            <text:p>президент</text:p>
          </table:table-cell>
          <table:table-cell office:value-type="float" office:value="1">
            <text:p>1</text:p>
          </table:table-cell>
          <table:table-cell office:value-type="float" office:value="0.0870761989755">
            <text:p>0,087076199</text:p>
          </table:table-cell>
          <table:table-cell office:value-type="float" office:value="0.00879505910372">
            <text:p>0,0087950591</text:p>
          </table:table-cell>
          <table:table-cell/>
          <table:table-cell table:formula="of:=[.C137]/[.I$1]" office:value-type="float" office:value="0.0192879552297595">
            <text:p>0,0192879552</text:p>
          </table:table-cell>
          <table:table-cell table:formula="of:=[.D137]/[.J$1]" office:value-type="float" office:value="0.137344539721318">
            <text:p>0,1373445397</text:p>
          </table:table-cell>
          <table:table-cell table:number-columns-repeated="14"/>
        </table:table-row>
        <table:table-row table:style-name="ro1">
          <table:table-cell office:value-type="string">
            <text:p>москв</text:p>
          </table:table-cell>
          <table:table-cell office:value-type="float" office:value="1">
            <text:p>1</text:p>
          </table:table-cell>
          <table:table-cell office:value-type="float" office:value="0.0451526343225">
            <text:p>0,0451526343</text:p>
          </table:table-cell>
          <table:table-cell office:value-type="float" office:value="0.00691343486206">
            <text:p>0,0069134349</text:p>
          </table:table-cell>
          <table:table-cell/>
          <table:table-cell table:formula="of:=[.C138]/[.I$1]" office:value-type="float" office:value="0.0100016077822037">
            <text:p>0,0100016078</text:p>
          </table:table-cell>
          <table:table-cell table:formula="of:=[.D138]/[.J$1]" office:value-type="float" office:value="0.107960903710281">
            <text:p>0,1079609037</text:p>
          </table:table-cell>
          <table:table-cell table:number-columns-repeated="14"/>
        </table:table-row>
        <table:table-row table:style-name="ro2" table:number-rows-repeated="1048437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Лист1.A1:Лист1.D13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4T00:42:16</dc:date>
    <dc:creator>Dales3D </dc:creator>
    <meta:document-statistic meta:table-count="1" meta:cell-count="861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99cm" svg:height="13.394cm" xlink:href=".." xlink:type="simple" chart:class="chart:line" chart:style-name="ch1">
        <chart:legend chart:legend-position="end" svg:x="18.224cm" svg:y="6.149cm" style:legend-expansion="high" chart:style-name="ch2"/>
        <chart:plot-area chart:style-name="ch3" table:cell-range-address="Лист1.F1:Лист1.G138" svg:x="0.89cm" svg:y="1.203cm" svg:width="16.531cm" svg:height="11.503cm">
          <chartooo:coordinate-region svg:x="1.617cm" svg:y="1.403cm" svg:width="15.754cm" svg:height="10.2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F1:Лист1.F138" chart:class="chart:line">
            <chart:data-point chart:repeated="138"/>
          </chart:series>
          <chart:series chart:style-name="ch7" chart:values-cell-range-address="Лист1.G1:Лист1.G138" chart:class="chart:line">
            <chart:data-point chart:repeated="1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F1:Лист1.F138</svg:desc>
                </draw:g>
              </table:table-cell>
              <table:table-cell office:value-type="float" office:value="0.706044599045539">
                <text:p>0.706044599045539</text:p>
                <draw:g>
                  <svg:desc>Лист1.G1:Лист1.G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4019359008576">
                <text:p>0.914019359008576</text:p>
              </table:table-cell>
              <table:table-cell office:value-type="float" office:value="0.724064628840573">
                <text:p>0.724064628840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9586623221341">
                <text:p>0.609586623221341</text:p>
              </table:table-cell>
              <table:table-cell office:value-type="float" office:value="0.557486603061995">
                <text:p>0.557486603061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4168228550333">
                <text:p>0.524168228550333</text:p>
              </table:table-cell>
              <table:table-cell office:value-type="float" office:value="0.606276587726913">
                <text:p>0.606276587726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581428520305">
                <text:p>0.436581428520305</text:p>
              </table:table-cell>
              <table:table-cell office:value-type="float" office:value="0.810412024877299">
                <text:p>0.810412024877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9146184112092">
                <text:p>0.379146184112092</text:p>
              </table:table-cell>
              <table:table-cell office:value-type="float" office:value="0.856020272637872">
                <text:p>0.856020272637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804289920411">
                <text:p>0.33804289920411</text:p>
              </table:table-cell>
              <table:table-cell office:value-type="float" office:value="0.621529178193467">
                <text:p>0.621529178193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6476025557254">
                <text:p>0.306476025557254</text:p>
              </table:table-cell>
              <table:table-cell office:value-type="float" office:value="0.841382804687656">
                <text:p>0.841382804687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423783077163">
                <text:p>0.30423783077163</text:p>
              </table:table-cell>
              <table:table-cell office:value-type="float" office:value="0.397797521228213">
                <text:p>0.397797521228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7977331059553">
                <text:p>0.287977331059553</text:p>
              </table:table-cell>
              <table:table-cell office:value-type="float" office:value="0.383648715593411">
                <text:p>0.383648715593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1808627431165">
                <text:p>0.281808627431165</text:p>
              </table:table-cell>
              <table:table-cell office:value-type="float" office:value="0.830999287464226">
                <text:p>0.830999287464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6514923138853">
                <text:p>0.226514923138853</text:p>
              </table:table-cell>
              <table:table-cell office:value-type="float" office:value="0.387736710163091">
                <text:p>0.387736710163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6432450971474">
                <text:p>0.226432450971474</text:p>
              </table:table-cell>
              <table:table-cell office:value-type="float" office:value="0.331735171774526">
                <text:p>0.3317351717745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4423257435418">
                <text:p>0.224423257435418</text:p>
              </table:table-cell>
              <table:table-cell office:value-type="float" office:value="0.441496641573205">
                <text:p>0.441496641573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771914383419">
                <text:p>0.221771914383419</text:p>
              </table:table-cell>
              <table:table-cell office:value-type="float" office:value="0.411922342993062">
                <text:p>0.411922342993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365627263593">
                <text:p>0.207365627263593</text:p>
              </table:table-cell>
              <table:table-cell office:value-type="float" office:value="0.420130592825314">
                <text:p>0.420130592825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7224464834444">
                <text:p>0.177224464834444</text:p>
              </table:table-cell>
              <table:table-cell office:value-type="float" office:value="0.384106446847373">
                <text:p>0.384106446847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4490188681482">
                <text:p>0.174490188681482</text:p>
              </table:table-cell>
              <table:table-cell office:value-type="float" office:value="0.445680195889918">
                <text:p>0.4456801958899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42056887338">
                <text:p>0.1742056887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733301156713">
                <text:p>0.16733301156713</text:p>
              </table:table-cell>
              <table:table-cell office:value-type="float" office:value="0.438211651655444">
                <text:p>0.438211651655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4420838673368">
                <text:p>0.164420838673368</text:p>
              </table:table-cell>
              <table:table-cell office:value-type="float" office:value="0.833152729185397">
                <text:p>0.8331527291853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5051684239647">
                <text:p>0.155051684239647</text:p>
              </table:table-cell>
              <table:table-cell office:value-type="float" office:value="0.56929401133349">
                <text:p>0.56929401133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4851114602035">
                <text:p>0.154851114602035</text:p>
              </table:table-cell>
              <table:table-cell office:value-type="float" office:value="0.576703577968651">
                <text:p>0.576703577968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8995858315589">
                <text:p>0.128995858315589</text:p>
              </table:table-cell>
              <table:table-cell office:value-type="float" office:value="0.400662591981098">
                <text:p>0.400662591981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1249361863668">
                <text:p>0.111249361863668</text:p>
              </table:table-cell>
              <table:table-cell office:value-type="float" office:value="0.713947466991881">
                <text:p>0.713947466991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6851139102804">
                <text:p>0.106851139102804</text:p>
              </table:table-cell>
              <table:table-cell office:value-type="float" office:value="0.319355352584045">
                <text:p>0.319355352584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5619236844927">
                <text:p>0.105619236844927</text:p>
              </table:table-cell>
              <table:table-cell office:value-type="float" office:value="0.288558664656004">
                <text:p>0.288558664656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5343366475623">
                <text:p>0.105343366475623</text:p>
              </table:table-cell>
              <table:table-cell office:value-type="float" office:value="0.391634484124961">
                <text:p>0.391634484124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2022624395752">
                <text:p>0.102022624395752</text:p>
              </table:table-cell>
              <table:table-cell office:value-type="float" office:value="0.420419604813775">
                <text:p>0.420419604813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2022624395752">
                <text:p>0.102022624395752</text:p>
              </table:table-cell>
              <table:table-cell office:value-type="float" office:value="0.420419604813775">
                <text:p>0.420419604813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82154547948351">
                <text:p>0.0982154547948351</text:p>
              </table:table-cell>
              <table:table-cell office:value-type="float" office:value="0.374426495361051">
                <text:p>0.374426495361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48663219233582">
                <text:p>0.0948663219233582</text:p>
              </table:table-cell>
              <table:table-cell office:value-type="float" office:value="0.489452624153198">
                <text:p>0.4894526241531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4807087778001">
                <text:p>0.094807087778001</text:p>
              </table:table-cell>
              <table:table-cell office:value-type="float" office:value="0.259202581490072">
                <text:p>0.2592025814900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93913665202383">
                <text:p>0.0893913665202383</text:p>
              </table:table-cell>
              <table:table-cell office:value-type="float" office:value="0.441499426601924">
                <text:p>0.441499426601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34174677197863">
                <text:p>0.0834174677197863</text:p>
              </table:table-cell>
              <table:table-cell office:value-type="float" office:value="0.262659642382286">
                <text:p>0.262659642382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359463736962">
                <text:p>0.083359463736962</text:p>
              </table:table-cell>
              <table:table-cell office:value-type="float" office:value="0.383316203478776">
                <text:p>0.383316203478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00947216391042">
                <text:p>0.0800947216391042</text:p>
              </table:table-cell>
              <table:table-cell office:value-type="float" office:value="0.282177865475542">
                <text:p>0.282177865475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82527801332848">
                <text:p>0.0782527801332848</text:p>
              </table:table-cell>
              <table:table-cell office:value-type="float" office:value="0.280518572237522">
                <text:p>0.280518572237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72571891498275">
                <text:p>0.0772571891498275</text:p>
              </table:table-cell>
              <table:table-cell office:value-type="float" office:value="0.295200593107782">
                <text:p>0.295200593107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64700360975271">
                <text:p>0.0764700360975271</text:p>
              </table:table-cell>
              <table:table-cell office:value-type="float" office:value="0.343268267758249">
                <text:p>0.343268267758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38144672929224">
                <text:p>0.0738144672929224</text:p>
              </table:table-cell>
              <table:table-cell office:value-type="float" office:value="0.441337367272847">
                <text:p>0.441337367272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27989759546335">
                <text:p>0.0727989759546335</text:p>
              </table:table-cell>
              <table:table-cell office:value-type="float" office:value="0.240655595213662">
                <text:p>0.240655595213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19485623869156">
                <text:p>0.0719485623869156</text:p>
              </table:table-cell>
              <table:table-cell office:value-type="float" office:value="0.256223955850017">
                <text:p>0.256223955850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11783481699723">
                <text:p>0.0711783481699723</text:p>
              </table:table-cell>
              <table:table-cell office:value-type="float" office:value="0.295483371218611">
                <text:p>0.295483371218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98072538595176">
                <text:p>0.0698072538595176</text:p>
              </table:table-cell>
              <table:table-cell office:value-type="float" office:value="0.369310835566435">
                <text:p>0.369310835566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77105739552848">
                <text:p>0.0677105739552848</text:p>
              </table:table-cell>
              <table:table-cell office:value-type="float" office:value="0.326592310869699">
                <text:p>0.3265923108696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59633195001766">
                <text:p>0.0659633195001766</text:p>
              </table:table-cell>
              <table:table-cell office:value-type="float" office:value="0.280688182421942">
                <text:p>0.280688182421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28584197131084">
                <text:p>0.0628584197131084</text:p>
              </table:table-cell>
              <table:table-cell office:value-type="float" office:value="0.264256206736596">
                <text:p>0.2642562067365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71928684654999">
                <text:p>0.0571928684654999</text:p>
              </table:table-cell>
              <table:table-cell office:value-type="float" office:value="0.345091666014403">
                <text:p>0.3450916660144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51323986212422">
                <text:p>0.0551323986212422</text:p>
              </table:table-cell>
              <table:table-cell office:value-type="float" office:value="0.273458817428388">
                <text:p>0.2734588174283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2108866385632">
                <text:p>0.0522108866385632</text:p>
              </table:table-cell>
              <table:table-cell office:value-type="float" office:value="0.270456393105048">
                <text:p>0.270456393105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21901856856801">
                <text:p>0.0521901856856801</text:p>
              </table:table-cell>
              <table:table-cell office:value-type="float" office:value="0.290578892123143">
                <text:p>0.290578892123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099655989651">
                <text:p>0.052099655989651</text:p>
              </table:table-cell>
              <table:table-cell office:value-type="float" office:value="0.385973873050824">
                <text:p>0.3859738730508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3034129501358">
                <text:p>0.0513034129501358</text:p>
              </table:table-cell>
              <table:table-cell office:value-type="float" office:value="0.280160157550896">
                <text:p>0.280160157550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11056478278787">
                <text:p>0.0511056478278787</text:p>
              </table:table-cell>
              <table:table-cell office:value-type="float" office:value="0.285055171919044">
                <text:p>0.285055171919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07844037918846">
                <text:p>0.0507844037918846</text:p>
              </table:table-cell>
              <table:table-cell office:value-type="float" office:value="0.359633075198803">
                <text:p>0.3596330751988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90810134284855">
                <text:p>0.0490810134284855</text:p>
              </table:table-cell>
              <table:table-cell office:value-type="float" office:value="0.317899248520609">
                <text:p>0.3178992485206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71872556583899">
                <text:p>0.0471872556583899</text:p>
              </table:table-cell>
              <table:table-cell office:value-type="float" office:value="0.236758916668249">
                <text:p>0.236758916668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68390782241247">
                <text:p>0.0468390782241247</text:p>
              </table:table-cell>
              <table:table-cell office:value-type="float" office:value="0.418288361114506">
                <text:p>0.418288361114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67082881492066">
                <text:p>0.0467082881492066</text:p>
              </table:table-cell>
              <table:table-cell office:value-type="float" office:value="0.36463037012822">
                <text:p>0.364630370128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53853942784472">
                <text:p>0.0453853942784472</text:p>
              </table:table-cell>
              <table:table-cell office:value-type="float" office:value="0.270062683843296">
                <text:p>0.2700626838432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47018228230156">
                <text:p>0.0447018228230156</text:p>
              </table:table-cell>
              <table:table-cell office:value-type="float" office:value="0.306138130032618">
                <text:p>0.3061381300326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44416591274381">
                <text:p>0.0444416591274381</text:p>
              </table:table-cell>
              <table:table-cell office:value-type="float" office:value="0.274196838162762">
                <text:p>0.274196838162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27736940827362">
                <text:p>0.0427736940827362</text:p>
              </table:table-cell>
              <table:table-cell office:value-type="float" office:value="0.293975954076126">
                <text:p>0.293975954076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15230361861573">
                <text:p>0.0415230361861573</text:p>
              </table:table-cell>
              <table:table-cell office:value-type="float" office:value="0.279159858396864">
                <text:p>0.279159858396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14920517891686">
                <text:p>0.0414920517891686</text:p>
              </table:table-cell>
              <table:table-cell office:value-type="float" office:value="0.296557254015073">
                <text:p>0.2965572540150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13695868831579">
                <text:p>0.0413695868831579</text:p>
              </table:table-cell>
              <table:table-cell office:value-type="float" office:value="0.28247427639029">
                <text:p>0.28247427639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99431794885036">
                <text:p>0.0399431794885036</text:p>
              </table:table-cell>
              <table:table-cell office:value-type="float" office:value="0.213032043090863">
                <text:p>0.2130320430908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88775298541902">
                <text:p>0.0388775298541902</text:p>
              </table:table-cell>
              <table:table-cell office:value-type="float" office:value="0.267842123695821">
                <text:p>0.2678421236958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88046782366701">
                <text:p>0.0388046782366701</text:p>
              </table:table-cell>
              <table:table-cell office:value-type="float" office:value="0.315571249602569">
                <text:p>0.3155712496025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83113879261658">
                <text:p>0.0383113879261658</text:p>
              </table:table-cell>
              <table:table-cell office:value-type="float" office:value="0.261555116280722">
                <text:p>0.2615551162807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79761996627277">
                <text:p>0.0379761996627277</text:p>
              </table:table-cell>
              <table:table-cell office:value-type="float" office:value="0.272785751649936">
                <text:p>0.272785751649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74224307403214">
                <text:p>0.0374224307403214</text:p>
              </table:table-cell>
              <table:table-cell office:value-type="float" office:value="0.302728276586963">
                <text:p>0.3027282765869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26750525956">
                <text:p>0.03726750525956</text:p>
              </table:table-cell>
              <table:table-cell office:value-type="float" office:value="0.337194409475374">
                <text:p>0.337194409475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0419404476522">
                <text:p>0.0370419404476522</text:p>
              </table:table-cell>
              <table:table-cell office:value-type="float" office:value="0.250548619021287">
                <text:p>0.2505486190212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47080143900863">
                <text:p>0.0347080143900863</text:p>
              </table:table-cell>
              <table:table-cell office:value-type="float" office:value="0.231013697436563">
                <text:p>0.231013697436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45656525637042">
                <text:p>0.0345656525637042</text:p>
              </table:table-cell>
              <table:table-cell office:value-type="float" office:value="0.239129705957505">
                <text:p>0.239129705957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42521659662692">
                <text:p>0.0342521659662692</text:p>
              </table:table-cell>
              <table:table-cell office:value-type="float" office:value="0.241854470064782">
                <text:p>0.2418544700647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42098246796889">
                <text:p>0.0342098246796889</text:p>
              </table:table-cell>
              <table:table-cell office:value-type="float" office:value="0.30746574006182">
                <text:p>0.307465740061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3595483424154">
                <text:p>0.033595483424154</text:p>
              </table:table-cell>
              <table:table-cell office:value-type="float" office:value="0.257344895314889">
                <text:p>0.257344895314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33882934137164">
                <text:p>0.0333882934137164</text:p>
              </table:table-cell>
              <table:table-cell office:value-type="float" office:value="0.27906515597383">
                <text:p>0.279065155973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32503397938429">
                <text:p>0.0332503397938429</text:p>
              </table:table-cell>
              <table:table-cell office:value-type="float" office:value="0.281268251956744">
                <text:p>0.2812682519567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25572587168573">
                <text:p>0.0325572587168573</text:p>
              </table:table-cell>
              <table:table-cell office:value-type="float" office:value="0.328929472451237">
                <text:p>0.3289294724512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0013407437895">
                <text:p>0.0320013407437895</text:p>
              </table:table-cell>
              <table:table-cell office:value-type="float" office:value="0.277130159314142">
                <text:p>0.277130159314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1732870806603">
                <text:p>0.031732870806603</text:p>
              </table:table-cell>
              <table:table-cell office:value-type="float" office:value="0.245645993774185">
                <text:p>0.245645993774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14450291970802">
                <text:p>0.0314450291970802</text:p>
              </table:table-cell>
              <table:table-cell office:value-type="float" office:value="0.246889840734619">
                <text:p>0.246889840734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95927321146291">
                <text:p>0.0295927321146291</text:p>
              </table:table-cell>
              <table:table-cell office:value-type="float" office:value="0.243826300788022">
                <text:p>0.2438263007880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9467182577975">
                <text:p>0.029467182577975</text:p>
              </table:table-cell>
              <table:table-cell office:value-type="float" office:value="0.234269975052065">
                <text:p>0.234269975052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92670011659484">
                <text:p>0.0292670011659484</text:p>
              </table:table-cell>
              <table:table-cell office:value-type="float" office:value="0.215445876091358">
                <text:p>0.215445876091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91567130343843">
                <text:p>0.0291567130343843</text:p>
              </table:table-cell>
              <table:table-cell office:value-type="float" office:value="0.25116604800309">
                <text:p>0.25116604800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89482366685049">
                <text:p>0.0289482366685049</text:p>
              </table:table-cell>
              <table:table-cell office:value-type="float" office:value="0.266876267650517">
                <text:p>0.26687626765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81557192351352">
                <text:p>0.0281557192351352</text:p>
              </table:table-cell>
              <table:table-cell office:value-type="float" office:value="0.229646242659295">
                <text:p>0.229646242659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80110963517146">
                <text:p>0.0280110963517146</text:p>
              </table:table-cell>
              <table:table-cell office:value-type="float" office:value="0.232419085760274">
                <text:p>0.2324190857602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78977949549556">
                <text:p>0.0278977949549556</text:p>
              </table:table-cell>
              <table:table-cell office:value-type="float" office:value="0.231736054402386">
                <text:p>0.2317360544023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7715961369322">
                <text:p>0.027715961369322</text:p>
              </table:table-cell>
              <table:table-cell office:value-type="float" office:value="0.233118268123149">
                <text:p>0.233118268123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6618707939368">
                <text:p>0.0276618707939368</text:p>
              </table:table-cell>
              <table:table-cell office:value-type="float" office:value="0.240353054841473">
                <text:p>0.240353054841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5501863373072">
                <text:p>0.0275501863373072</text:p>
              </table:table-cell>
              <table:table-cell office:value-type="float" office:value="0.229430499183451">
                <text:p>0.229430499183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74108507435611">
                <text:p>0.0274108507435611</text:p>
              </table:table-cell>
              <table:table-cell office:value-type="float" office:value="0.205242879582415">
                <text:p>0.205242879582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61930493320478">
                <text:p>0.0261930493320478</text:p>
              </table:table-cell>
              <table:table-cell office:value-type="float" office:value="0.231448650299317">
                <text:p>0.2314486502993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6118050924563">
                <text:p>0.026118050924563</text:p>
              </table:table-cell>
              <table:table-cell office:value-type="float" office:value="0.255535991954246">
                <text:p>0.255535991954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57617235973703">
                <text:p>0.0257617235973703</text:p>
              </table:table-cell>
              <table:table-cell office:value-type="float" office:value="0.247003589075622">
                <text:p>0.2470035890756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49319139285203">
                <text:p>0.0249319139285203</text:p>
              </table:table-cell>
              <table:table-cell office:value-type="float" office:value="0.212033618787294">
                <text:p>0.2120336187872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42904958157251">
                <text:p>0.0242904958157251</text:p>
              </table:table-cell>
              <table:table-cell office:value-type="float" office:value="0.194286145450814">
                <text:p>0.1942861454508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4154088670957">
                <text:p>0.024154088670957</text:p>
              </table:table-cell>
              <table:table-cell office:value-type="float" office:value="0.217530273143172">
                <text:p>0.2175302731431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41393081377071">
                <text:p>0.0241393081377071</text:p>
              </table:table-cell>
              <table:table-cell office:value-type="float" office:value="0.22997444310259">
                <text:p>0.229974443102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41100525478973">
                <text:p>0.0241100525478973</text:p>
              </table:table-cell>
              <table:table-cell office:value-type="float" office:value="0.2519171280822">
                <text:p>0.25191712808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40669106395643">
                <text:p>0.0240669106395643</text:p>
              </table:table-cell>
              <table:table-cell office:value-type="float" office:value="0.227355193887101">
                <text:p>0.227355193887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37551693619628">
                <text:p>0.0237551693619628</text:p>
              </table:table-cell>
              <table:table-cell office:value-type="float" office:value="0.211666076539043">
                <text:p>0.211666076539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37062340290627">
                <text:p>0.0237062340290627</text:p>
              </table:table-cell>
              <table:table-cell office:value-type="float" office:value="0.223088184056066">
                <text:p>0.2230881840560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35558377375215">
                <text:p>0.0235558377375215</text:p>
              </table:table-cell>
              <table:table-cell office:value-type="float" office:value="0.212382963377989">
                <text:p>0.2123829633779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32942791757212">
                <text:p>0.0232942791757212</text:p>
              </table:table-cell>
              <table:table-cell office:value-type="float" office:value="0.224237403527332">
                <text:p>0.224237403527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30918365558101">
                <text:p>0.0230918365558101</text:p>
              </table:table-cell>
              <table:table-cell office:value-type="float" office:value="0.212512867469711">
                <text:p>0.2125128674697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29616012130098">
                <text:p>0.0229616012130098</text:p>
              </table:table-cell>
              <table:table-cell office:value-type="float" office:value="0.221353519631656">
                <text:p>0.2213535196316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28651852769278">
                <text:p>0.0228651852769278</text:p>
              </table:table-cell>
              <table:table-cell office:value-type="float" office:value="0.225726883627825">
                <text:p>0.2257268836278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27599897546347">
                <text:p>0.0227599897546347</text:p>
              </table:table-cell>
              <table:table-cell office:value-type="float" office:value="0.204389800445697">
                <text:p>0.2043898004456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26523735263944">
                <text:p>0.0226523735263944</text:p>
              </table:table-cell>
              <table:table-cell office:value-type="float" office:value="0.193229411195631">
                <text:p>0.1932294111956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26431843890474">
                <text:p>0.0226431843890474</text:p>
              </table:table-cell>
              <table:table-cell office:value-type="float" office:value="0.225064727034893">
                <text:p>0.2250647270348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25890079630092">
                <text:p>0.0225890079630092</text:p>
              </table:table-cell>
              <table:table-cell office:value-type="float" office:value="0.213923454025225">
                <text:p>0.213923454025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24593144630775">
                <text:p>0.0224593144630775</text:p>
              </table:table-cell>
              <table:table-cell office:value-type="float" office:value="0.207039552068446">
                <text:p>0.2070395520684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24242089775793">
                <text:p>0.0224242089775793</text:p>
              </table:table-cell>
              <table:table-cell office:value-type="float" office:value="0.193588466401665">
                <text:p>0.1935884664016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23210826835975">
                <text:p>0.0223210826835975</text:p>
              </table:table-cell>
              <table:table-cell office:value-type="float" office:value="0.180918869576176">
                <text:p>0.180918869576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1881191629836">
                <text:p>0.021881191629836</text:p>
              </table:table-cell>
              <table:table-cell office:value-type="float" office:value="0.202945229880798">
                <text:p>0.2029452298807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17433360127127">
                <text:p>0.0217433360127127</text:p>
              </table:table-cell>
              <table:table-cell office:value-type="float" office:value="0.207135629431478">
                <text:p>0.207135629431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16589685660673">
                <text:p>0.0216589685660673</text:p>
              </table:table-cell>
              <table:table-cell office:value-type="float" office:value="0.209419199850767">
                <text:p>0.2094191998507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15012230031518">
                <text:p>0.0215012230031518</text:p>
              </table:table-cell>
              <table:table-cell office:value-type="float" office:value="0.201413264593009">
                <text:p>0.2014132645930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14880843003325">
                <text:p>0.0214880843003325</text:p>
              </table:table-cell>
              <table:table-cell office:value-type="float" office:value="0.201517803684557">
                <text:p>0.2015178036845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14781527001238">
                <text:p>0.0214781527001238</text:p>
              </table:table-cell>
              <table:table-cell office:value-type="float" office:value="0.217271551562457">
                <text:p>0.2172715515624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14227633962244">
                <text:p>0.0214227633962244</text:p>
              </table:table-cell>
              <table:table-cell office:value-type="float" office:value="0.188492189914023">
                <text:p>0.1884921899140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13776574627134">
                <text:p>0.0213776574627134</text:p>
              </table:table-cell>
              <table:table-cell office:value-type="float" office:value="0.214958307043626">
                <text:p>0.2149583070436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12947241335976">
                <text:p>0.0212947241335976</text:p>
              </table:table-cell>
              <table:table-cell office:value-type="float" office:value="0.199910512870297">
                <text:p>0.1999105128702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12689058748278">
                <text:p>0.0212689058748278</text:p>
              </table:table-cell>
              <table:table-cell office:value-type="float" office:value="0.184819749330868">
                <text:p>0.1848197493308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08203166514771">
                <text:p>0.0208203166514771</text:p>
              </table:table-cell>
              <table:table-cell office:value-type="float" office:value="0.206057722415513">
                <text:p>0.2060577224155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07799311031354">
                <text:p>0.0207799311031354</text:p>
              </table:table-cell>
              <table:table-cell office:value-type="float" office:value="0.18611419353917">
                <text:p>0.186114193539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06620100811167">
                <text:p>0.0206620100811167</text:p>
              </table:table-cell>
              <table:table-cell office:value-type="float" office:value="0.193358321581691">
                <text:p>0.1933583215816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1812280492428">
                <text:p>0.0201812280492428</text:p>
              </table:table-cell>
              <table:table-cell office:value-type="float" office:value="0.200655257638949">
                <text:p>0.2006552576389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01691246967786">
                <text:p>0.0201691246967786</text:p>
              </table:table-cell>
              <table:table-cell office:value-type="float" office:value="0.184750174938346">
                <text:p>0.1847501749383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2879552297595">
                <text:p>0.0192879552297595</text:p>
              </table:table-cell>
              <table:table-cell office:value-type="float" office:value="0.137344539721318">
                <text:p>0.137344539721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00016077822037">
                <text:p>0.0100016077822037</text:p>
              </table:table-cell>
              <table:table-cell office:value-type="float" office:value="0.107960903710281">
                <text:p>0.107960903710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